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4639in"/>
    </style:style>
    <style:style style:name="t2.B" style:family="table-column">
      <style:table-column-properties style:column-width="0.6313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382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4639in"/>
    </style:style>
    <style:style style:name="t3.B" style:family="table-column">
      <style:table-column-properties style:column-width="0.6313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382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4639in"/>
    </style:style>
    <style:style style:name="t4.B" style:family="table-column">
      <style:table-column-properties style:column-width="0.6313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382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4639in"/>
    </style:style>
    <style:style style:name="t5.B" style:family="table-column">
      <style:table-column-properties style:column-width="0.6313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382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4639in"/>
    </style:style>
    <style:style style:name="t6.B" style:family="table-column">
      <style:table-column-properties style:column-width="0.6313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382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4639in"/>
    </style:style>
    <style:style style:name="t7.B" style:family="table-column">
      <style:table-column-properties style:column-width="0.6313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382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4639in"/>
    </style:style>
    <style:style style:name="t8.B" style:family="table-column">
      <style:table-column-properties style:column-width="0.6313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382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6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fo:font-size="6pt" style:font-size-asian="6pt" style:font-size-complex="6pt"/>
    </style:style>
    <style:style style:name="P17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2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4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39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4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44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5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style-asian="italic" style:font-name-complex="Symbol" style:font-style-complex="italic"/>
    </style:style>
    <style:style style:name="T9" style:family="text">
      <style:text-properties fo:language="en" fo:country="US" fo:font-style="italic" style:font-style-asian="italic" style:font-name-complex="Tahoma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ru" fo:country="RU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5" style:family="text">
      <style:text-properties style:text-position="sub 58%" fo:language="en" fo:country="US" style:font-name-asian="Times New Roman" style:font-name-complex="Times New Roman"/>
    </style:style>
    <style:style style:name="T16" style:family="text">
      <style:text-properties style:text-position="sub 58%" fo:language="en" fo:country="US" style:font-name-complex="Tahoma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name-complex="Symbol" style:font-style-complex="italic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italic" style:font-name-asian="Times New Roman" style:font-style-asian="italic" style:font-name-complex="Times New Roman" style:font-style-complex="italic"/>
    </style:style>
    <style:style style:name="T23" style:family="text">
      <style:text-properties style:font-name-complex="Ari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fo:color="#ffffff" style:text-underline-style="solid" style:text-underline-width="auto" style:text-underline-color="font-color" style:font-name-complex="Arial"/>
    </style:style>
    <style:style style:name="T27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fo:language="en" fo:country="US"/>
    </style:style>
    <style:style style:name="T31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4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5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6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7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8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9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0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1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2" style:family="text">
      <style:text-properties style:text-position="super 58%"/>
    </style:style>
    <style:style style:name="T43" style:family="text">
      <style:text-properties style:text-position="0% 100%"/>
    </style:style>
    <style:style style:name="T44" style:family="text">
      <style:text-properties style:text-position="0% 100%" style:font-name-asian="Times New Roman" style:font-name-complex="Times New Roman"/>
    </style:style>
    <style:style style:name="T45" style:family="text">
      <style:text-properties style:font-name-complex="Tahoma"/>
    </style:style>
    <style:style style:name="T46" style:family="text">
      <style:text-properties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ПРОТОКОЛ <text:span text:style-name="T11">ПОВЕРКИ</text:span></text:p>
      <text:p text:style-name="P13"/>
      <text:p text:style-name="P4">Измерителя-сигнализатора СРК-АТ2327</text:p>
      <text:p text:style-name="P4">Зав. № <text:span text:style-name="T5">$serial</text:span></text:p>
      <text:p text:style-name="P17"><text:span text:style-name="T27">Измери</text:span><text:span text:style-name="T23">принадлежащего </text:span><text:span text:style-name="T26">.</text:span><text:span text:style-name="T25"> <text:s text:c="105"/></text:span><text:span text:style-name="T26">.</text:span></text:p>
      <text:p text:style-name="P31"/>
      <text:p text:style-name="P20">Поверка проводилась на базе УП «АТОМТЕХ», в нормальных климатических условиях при температуре <text:span text:style-name="T19">Т</text:span> = <text:span text:style-name="T24"><text:s/></text:span><text:span text:style-name="T21">$temp </text:span><text:s/>°<text:span text:style-name="T19">С</text:span>, атмосферном давлении <text:span text:style-name="T19">Р</text:span> = <text:span text:style-name="T24"><text:s text:c="5"/></text:span><text:s/>мм.рт.ст, относительной влажности воздуха <text:span text:style-name="T19">р</text:span> = <text:span text:style-name="T24"><text:s/></text:span><text:span text:style-name="T21">$vlag </text:span><text:s/>%, внешнем фоне γ-излучения <text:span text:style-name="T7">H</text:span>*(10) = <text:span text:style-name="T24"><text:s/></text:span><text:span text:style-name="T21">$bground </text:span><text:s/>мкЗв/ч, <text:s/>согласно методике, изложенной в <text:span text:style-name="T29">МП. МН-</text:span><text:span text:style-name="T30">854</text:span><text:span text:style-name="T29">-200</text:span><text:span text:style-name="T30">0</text:span></text:p>
      <text:p text:style-name="P18"><text:span text:style-name="T11">1. С</text:span>редства <text:span text:style-name="T11">поверки</text:span></text:p>
      <text:p text:style-name="P14">а)<text:tab/>Эталонные средства измерений:</text:p>
      <text:p text:style-name="P21">- <text:span text:style-name="T5">$facility_140</text:span>;</text:p>
      <text:p text:style-name="P15"><text:span text:style-name="T2">б</text:span><text:span text:style-name="T3">)<text:tab/></text:span><text:span text:style-name="T2">Оборудование</text:span><text:span text:style-name="T3">:</text:span></text:p>
      <text:p text:style-name="P22">- пульт проверки БД ТИАЯ.441546.001, или адаптер интерфейсный ТИАЯ.468369.004 с ПЭВМ, управляемой программой “SARKtech”;</text:p>
      <text:p text:style-name="P19">2. Поверка блоков детектирования</text:p>
      <text:p text:style-name="P14">а)<text:tab/>Внешний осмотр и опробование БД:</text:p>
      <text:p text:style-name="P23">- документация<text:tab/></text:p>
      <text:p text:style-name="P23">- отсутствие механических повреждений<text:tab/></text:p>
      <text:p text:style-name="P24"><text:span text:style-name="T11">- </text:span><text:span text:style-name="T11">наличие четких маркировочных надписей на БД и контрольном источнике</text:span><text:span text:style-name="T11"><text:tab/></text:span></text:p>
      <text:p text:style-name="P23">- контроль работоспособности<text:tab/></text:p>
      <text:p text:style-name="P14"><text:span text:style-name="T11">б</text:span>)<text:tab/>Проверка допускаемой основной относительной погрешности измерения мощности дозы измерителя с БДК<text:span text:style-name="T11">Н</text:span>–0<text:span text:style-name="T5">4</text:span></text:p>
      <text:p text:style-name="P16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0"><text:span text:style-name="T10">Блок детектирования </text:span>нейтронного излучения с БДКН-04 № <text:span text:style-name="T10">$bd_num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9"><text:span text:style-name="T11">Мощность дозы</text:span> в поверяемой точке</text:p>
            <text:p text:style-name="P40"><text:span text:style-name="T31">H*</text:span><text:span text:style-name="T36">oi</text:span><text:span text:style-name="T34">(10)</text:span></text:p>
          </table:table-cell>
          <table:table-cell table:style-name="t1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1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8"><text:span text:style-name="T5">B(R)=0,</text:span>866</text:p>
            <text:p text:style-name="P8"><text:span text:style-name="T31">H</text:span><text:span text:style-name="T40">*</text:span><text:span text:style-name="T36">oi</text:span><text:span text:style-name="T34">(10)</text:span><text:span text:style-name="T5">=</text:span><text:span text:style-name="T11">8,3</text:span></text:p>
            <text:p text:style-name="P25">1-10</text:p>
          </table:table-cell>
          <table:table-cell table:style-name="t1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8"><text:span text:style-name="T5">B(R)=0,</text:span>866</text:p>
            <text:p text:style-name="P8"><text:span text:style-name="T31">H</text:span><text:span text:style-name="T40">*</text:span><text:span text:style-name="T36">oi</text:span><text:span text:style-name="T34">(10)</text:span><text:span text:style-name="T5">=</text:span><text:span text:style-name="T11">80</text:span></text:p>
            <text:p text:style-name="P12">20-100</text:p>
          </table:table-cell>
          <table:table-cell table:style-name="t1.B2" office:value-type="string">
            <text:p text:style-name="P27">ИБН-8-6</text:p>
            <text:p text:style-name="P26">№<text:span text:style-name="T5">010</text:span></text:p>
            <text:p text:style-name="P26"><text:span text:style-name="T5">R=1,0</text:span>м</text:p>
            <text:p text:style-name="P26"><text:span text:style-name="T5">B(R)=0,</text:span>957</text:p>
            <text:p text:style-name="P26"><text:span text:style-name="T31">H</text:span><text:span text:style-name="T40">*</text:span><text:span text:style-name="T36">oi</text:span><text:span text:style-name="T34">(10)</text:span><text:span text:style-name="T5">=</text:span><text:span text:style-name="T11">331</text:span></text:p>
            <text:p text:style-name="P43">2<text:span text:style-name="T46">·</text:span>10<text:span text:style-name="T42">2</text:span>-10<text:span text:style-name="T42">3</text:span></text:p>
          </table:table-cell>
          <table:table-cell table:style-name="t1.F2" office:value-type="string">
            <text:p text:style-name="P27">ИБН-8-6</text:p>
            <text:p text:style-name="P26">№<text:span text:style-name="T5">010</text:span></text:p>
            <text:p text:style-name="P26"><text:span text:style-name="T5">R=0,5</text:span>м</text:p>
            <text:p text:style-name="P26"><text:span text:style-name="T5">B(R)=0,9</text:span>91</text:p>
            <text:p text:style-name="P26"><text:span text:style-name="T31">H</text:span><text:span text:style-name="T40">*</text:span><text:span text:style-name="T36">oi</text:span><text:span text:style-name="T34">(10)</text:span><text:span text:style-name="T5">=</text:span><text:span text:style-name="T11">1434</text:span></text:p>
            <text:p text:style-name="P43">2<text:span text:style-name="T46">·</text:span>10<text:span text:style-name="T42">3</text:span>-10<text:span text:style-name="T42">4</text:span></text:p>
          </table:table-cell>
        </table:table-row>
        <table:table-row>
          <table:table-cell table:style-name="t1.A3" office:value-type="string">
            <text:p text:style-name="P39">Показания прибора в поверяемой точке</text:p>
            <text:p text:style-name="P38"><text:span text:style-name="T32">H</text:span><text:span text:style-name="T41">*</text:span><text:span text:style-name="T37">i</text:span><text:span text:style-name="T35">(10) мкЗв/ч, </text:span><text:span text:style-name="T44">±δ</text:span><text:span text:style-name="T12">ст</text:span>, %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61</text:p>
            <text:p text:style-name="P12">$1-71</text:p>
            <text:p text:style-name="P12">$1-81</text:p>
          </table:table-cell>
          <table:table-cell table:style-name="t1.B3" office:value-type="string">
            <text:p text:style-name="P12">$1-62</text:p>
            <text:p text:style-name="P12">$1-72</text:p>
            <text:p text:style-name="P12">$1-82</text:p>
          </table:table-cell>
          <table:table-cell table:style-name="t1.B3" office:value-type="string">
            <text:p text:style-name="P12">$1-63</text:p>
            <text:p text:style-name="P12">$1-73</text:p>
            <text:p text:style-name="P12">$1-83</text:p>
          </table:table-cell>
          <table:table-cell table:style-name="t1.F3" office:value-type="string">
            <text:p text:style-name="P12">$1-64</text:p>
            <text:p text:style-name="P12">$1-74</text:p>
            <text:p text:style-name="P12">$1-84</text:p>
          </table:table-cell>
        </table:table-row>
        <table:table-row>
          <table:table-cell table:style-name="t1.A3" office:value-type="string">
            <text:p text:style-name="P39">Среднее значение показаний, <text:span text:style-name="T33">H</text:span><text:span text:style-name="T41">*</text:span><text:span text:style-name="T37">i</text:span><text:span text:style-name="T35">(10) мкЗв/ч</text:span></text:p>
          </table:table-cell>
          <table:table-cell table:style-name="t1.B3" office:value-type="string">
            <text:p text:style-name="P12">$<text:span text:style-name="T11">1</text:span>-00</text:p>
          </table:table-cell>
          <table:table-cell table:style-name="t1.B3" office:value-type="string">
            <text:p text:style-name="P12">$<text:span text:style-name="T11">1</text:span>-01</text:p>
          </table:table-cell>
          <table:table-cell table:style-name="t1.B3" office:value-type="string">
            <text:p text:style-name="P12">$<text:span text:style-name="T11">1</text:span>-02</text:p>
          </table:table-cell>
          <table:table-cell table:style-name="t1.B3" office:value-type="string">
            <text:p text:style-name="P12">$<text:span text:style-name="T11">1</text:span>-03</text:p>
          </table:table-cell>
          <table:table-cell table:style-name="t1.F3" office:value-type="string">
            <text:p text:style-name="P12">$<text:span text:style-name="T11">1</text:span>-04</text:p>
          </table:table-cell>
        </table:table-row>
        <table:table-row>
          <table:table-cell table:style-name="t1.A3" office:value-type="string">
            <text:p text:style-name="P39">Результат измерения мощности дозы в поверяемой точке</text:p>
            <text:p text:style-name="P38"><text:span text:style-name="T32">H</text:span><text:span text:style-name="T41">*</text:span><text:span text:style-name="T38">пр</text:span><text:span text:style-name="T39">i</text:span><text:span text:style-name="T35">(10) мкЗв/ч</text:span>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n21</text:p>
          </table:table-cell>
          <table:table-cell table:style-name="t1.B3" office:value-type="string">
            <text:p text:style-name="P12">$1-n22</text:p>
          </table:table-cell>
          <table:table-cell table:style-name="t1.B3" office:value-type="string">
            <text:p text:style-name="P12">$1-n23</text:p>
          </table:table-cell>
          <table:table-cell table:style-name="t1.F3" office:value-type="string">
            <text:p text:style-name="P12">$1-n24</text:p>
          </table:table-cell>
        </table:table-row>
        <table:table-row>
          <table:table-cell table:style-name="t1.A3" office:value-type="string">
            <text:p text:style-name="P10">Основная относительная погрешность измерения, <text:s/><text:span text:style-name="T22">θ</text:span><text:span text:style-name="T18">пр</text:span><text:span text:style-name="T15">i</text:span>, %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n31</text:p>
          </table:table-cell>
          <table:table-cell table:style-name="t1.B3" office:value-type="string">
            <text:p text:style-name="P12">$1-n32</text:p>
          </table:table-cell>
          <table:table-cell table:style-name="t1.B3" office:value-type="string">
            <text:p text:style-name="P12">$1-n33</text:p>
          </table:table-cell>
          <table:table-cell table:style-name="t1.F3" office:value-type="string">
            <text:p text:style-name="P12">$1-n34</text:p>
          </table:table-cell>
        </table:table-row>
        <table:table-row>
          <table:table-cell table:style-name="t1.A3" office:value-type="string">
            <text:p text:style-name="P10">Доверительная граница основной относительной погрешности, <text:span text:style-name="T45">Δ</text:span><text:span text:style-name="T16">i</text:span>, %</text:p>
          </table:table-cell>
          <table:table-cell table:style-name="t1.B3" office:value-type="string">
            <text:p text:style-name="P9"/>
            <text:p text:style-name="P8"/>
          </table:table-cell>
          <table:table-cell table:style-name="t1.B3" office:value-type="string">
            <text:p text:style-name="P12">$1-n41</text:p>
          </table:table-cell>
          <table:table-cell table:style-name="t1.B3" office:value-type="string">
            <text:p text:style-name="P12">$1-n42</text:p>
          </table:table-cell>
          <table:table-cell table:style-name="t1.B3" office:value-type="string">
            <text:p text:style-name="P12">$1-n43</text:p>
          </table:table-cell>
          <table:table-cell table:style-name="t1.F3" office:value-type="string">
            <text:p text:style-name="P12">$1-n44</text:p>
          </table:table-cell>
        </table:table-row>
        <table:table-row table:style-name="t1.8">
          <table:table-cell table:style-name="t1.A8" office:value-type="string">
            <text:p text:style-name="P29"><text:span text:style-name="T28">Пределосновной </text:span>относительной погрешности , %</text:p>
          </table:table-cell>
          <table:table-cell table:style-name="t1.B8" office:value-type="string">
            <text:p text:style-name="P9"/>
          </table:table-cell>
          <table:table-cell table:style-name="t1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30"><text:span text:style-name="T10">Блок детектирования </text:span>нейтронного излучения с БДКН-04 № <text:span text:style-name="T10">$bd_num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9"><text:span text:style-name="T11">Мощность дозы</text:span> в поверяемой точке</text:p>
            <text:p text:style-name="P40"><text:span text:style-name="T31">H*</text:span><text:span text:style-name="T36">oi</text:span><text:span text:style-name="T34">(10)</text:span></text:p>
          </table:table-cell>
          <table:table-cell table:style-name="t2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2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8"><text:span text:style-name="T5">B(R)=0,</text:span>866</text:p>
            <text:p text:style-name="P8"><text:span text:style-name="T31">H</text:span><text:span text:style-name="T40">*</text:span><text:span text:style-name="T36">oi</text:span><text:span text:style-name="T34">(10)</text:span><text:span text:style-name="T5">=</text:span><text:span text:style-name="T11">8,3</text:span></text:p>
            <text:p text:style-name="P25">1-10</text:p>
          </table:table-cell>
          <table:table-cell table:style-name="t2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8"><text:span text:style-name="T5">B(R)=0,</text:span>866</text:p>
            <text:p text:style-name="P8"><text:span text:style-name="T31">H</text:span><text:span text:style-name="T40">*</text:span><text:span text:style-name="T36">oi</text:span><text:span text:style-name="T34">(10)</text:span><text:span text:style-name="T5">=</text:span><text:span text:style-name="T11">80</text:span></text:p>
            <text:p text:style-name="P12">20-100</text:p>
          </table:table-cell>
          <table:table-cell table:style-name="t2.B2" office:value-type="string">
            <text:p text:style-name="P27">ИБН-8-6</text:p>
            <text:p text:style-name="P26">№<text:span text:style-name="T5">010</text:span></text:p>
            <text:p text:style-name="P26"><text:span text:style-name="T5">R=1,0</text:span>м</text:p>
            <text:p text:style-name="P26"><text:span text:style-name="T5">B(R)=0,</text:span>957</text:p>
            <text:p text:style-name="P26"><text:span text:style-name="T31">H</text:span><text:span text:style-name="T40">*</text:span><text:span text:style-name="T36">oi</text:span><text:span text:style-name="T34">(10)</text:span><text:span text:style-name="T5">=</text:span><text:span text:style-name="T11">331</text:span></text:p>
            <text:p text:style-name="P43">2<text:span text:style-name="T46">·</text:span>10<text:span text:style-name="T42">2</text:span>-10<text:span text:style-name="T42">3</text:span></text:p>
          </table:table-cell>
          <table:table-cell table:style-name="t2.F2" office:value-type="string">
            <text:p text:style-name="P27">ИБН-8-6</text:p>
            <text:p text:style-name="P26">№<text:span text:style-name="T5">010</text:span></text:p>
            <text:p text:style-name="P26"><text:span text:style-name="T5">R=0,5</text:span>м</text:p>
            <text:p text:style-name="P26"><text:span text:style-name="T5">B(R)=0,9</text:span>91</text:p>
            <text:p text:style-name="P26"><text:span text:style-name="T31">H</text:span><text:span text:style-name="T40">*</text:span><text:span text:style-name="T36">oi</text:span><text:span text:style-name="T34">(10)</text:span><text:span text:style-name="T5">=</text:span><text:span text:style-name="T11">1434</text:span></text:p>
            <text:p text:style-name="P43">2<text:span text:style-name="T46">·</text:span>10<text:span text:style-name="T42">3</text:span>-10<text:span text:style-name="T42">4</text:span></text:p>
          </table:table-cell>
        </table:table-row>
        <table:table-row>
          <table:table-cell table:style-name="t2.A3" office:value-type="string">
            <text:p text:style-name="P39">Показания прибора в поверяемой точке</text:p>
            <text:p text:style-name="P38"><text:span text:style-name="T32">H</text:span><text:span text:style-name="T41">*</text:span><text:span text:style-name="T37">i</text:span><text:span text:style-name="T35">(10) мкЗв/ч, </text:span><text:span text:style-name="T44">±δ</text:span><text:span text:style-name="T12">ст</text:span>, %</text:p>
          </table:table-cell>
          <table:table-cell table:style-name="t2.B3" office:value-type="string">
            <text:p text:style-name="P9"/>
          </table:table-cell>
          <table:table-cell table:style-name="t2.B3" office:value-type="string">
            <text:p text:style-name="P12">$2-61</text:p>
            <text:p text:style-name="P12">$2-71</text:p>
            <text:p text:style-name="P12">$2-81</text:p>
          </table:table-cell>
          <table:table-cell table:style-name="t2.B3" office:value-type="string">
            <text:p text:style-name="P12">$2-62</text:p>
            <text:p text:style-name="P12">$2-72</text:p>
            <text:p text:style-name="P12">$2-82</text:p>
          </table:table-cell>
          <table:table-cell table:style-name="t2.B3" office:value-type="string">
            <text:p text:style-name="P12">$2-63</text:p>
            <text:p text:style-name="P12">$2-73</text:p>
            <text:p text:style-name="P12">$2-83</text:p>
          </table:table-cell>
          <table:table-cell table:style-name="t2.F3" office:value-type="string">
            <text:p text:style-name="P12">$2-64</text:p>
            <text:p text:style-name="P12">$2-74</text:p>
            <text:p text:style-name="P12">$2-84</text:p>
          </table:table-cell>
        </table:table-row>
        <table:table-row>
          <table:table-cell table:style-name="t2.A3" office:value-type="string">
            <text:p text:style-name="P39">Среднее значение показаний, <text:span text:style-name="T33">H</text:span><text:span text:style-name="T41">*</text:span><text:span text:style-name="T37">i</text:span><text:span text:style-name="T35">(10) мкЗв/ч</text:span></text:p>
          </table:table-cell>
          <table:table-cell table:style-name="t2.B3" office:value-type="string">
            <text:p text:style-name="P12">$2-00</text:p>
          </table:table-cell>
          <table:table-cell table:style-name="t2.B3" office:value-type="string">
            <text:p text:style-name="P12">$2-01</text:p>
          </table:table-cell>
          <table:table-cell table:style-name="t2.B3" office:value-type="string">
            <text:p text:style-name="P12">$2-02</text:p>
          </table:table-cell>
          <table:table-cell table:style-name="t2.B3" office:value-type="string">
            <text:p text:style-name="P12">$2-03</text:p>
          </table:table-cell>
          <table:table-cell table:style-name="t2.F3" office:value-type="string">
            <text:p text:style-name="P12">$2-04</text:p>
          </table:table-cell>
        </table:table-row>
        <table:table-row>
          <table:table-cell table:style-name="t2.A3" office:value-type="string">
            <text:p text:style-name="P39">Результат измерения мощности дозы в поверяемой точке</text:p>
            <text:p text:style-name="P38"><text:span text:style-name="T32">H</text:span><text:span text:style-name="T41">*</text:span><text:span text:style-name="T38">пр</text:span><text:span text:style-name="T39">i</text:span><text:span text:style-name="T35">(10) мкЗв/ч</text:span></text:p>
          </table:table-cell>
          <table:table-cell table:style-name="t2.B3" office:value-type="string">
            <text:p text:style-name="P9"/>
          </table:table-cell>
          <table:table-cell table:style-name="t2.B3" office:value-type="string">
            <text:p text:style-name="P12">$2-n21</text:p>
          </table:table-cell>
          <table:table-cell table:style-name="t2.B3" office:value-type="string">
            <text:p text:style-name="P12">$2-n22</text:p>
          </table:table-cell>
          <table:table-cell table:style-name="t2.B3" office:value-type="string">
            <text:p text:style-name="P12">$2-n23</text:p>
          </table:table-cell>
          <table:table-cell table:style-name="t2.F3" office:value-type="string">
            <text:p text:style-name="P12">$2-n24</text:p>
          </table:table-cell>
        </table:table-row>
        <table:table-row>
          <table:table-cell table:style-name="t2.A3" office:value-type="string">
            <text:p text:style-name="P10">Основная относительная погрешность измерения, <text:s/><text:span text:style-name="T22">θ</text:span><text:span text:style-name="T18">пр</text:span><text:span text:style-name="T15">i</text:span>, %</text:p>
          </table:table-cell>
          <table:table-cell table:style-name="t2.B3" office:value-type="string">
            <text:p text:style-name="P9"/>
          </table:table-cell>
          <table:table-cell table:style-name="t2.B3" office:value-type="string">
            <text:p text:style-name="P12">$2-n31</text:p>
          </table:table-cell>
          <table:table-cell table:style-name="t2.B3" office:value-type="string">
            <text:p text:style-name="P12">$2-n32</text:p>
          </table:table-cell>
          <table:table-cell table:style-name="t2.B3" office:value-type="string">
            <text:p text:style-name="P12">$2-n33</text:p>
          </table:table-cell>
          <table:table-cell table:style-name="t2.F3" office:value-type="string">
            <text:p text:style-name="P12">$2-n34</text:p>
          </table:table-cell>
        </table:table-row>
        <table:table-row>
          <table:table-cell table:style-name="t2.A3" office:value-type="string">
            <text:p text:style-name="P10">Доверительная граница основной относительной погрешности, <text:span text:style-name="T45">Δ</text:span><text:span text:style-name="T16">i</text:span>, %</text:p>
          </table:table-cell>
          <table:table-cell table:style-name="t2.B3" office:value-type="string">
            <text:p text:style-name="P9"/>
            <text:p text:style-name="P8"/>
          </table:table-cell>
          <table:table-cell table:style-name="t2.B3" office:value-type="string">
            <text:p text:style-name="P12">$2-n41</text:p>
          </table:table-cell>
          <table:table-cell table:style-name="t2.B3" office:value-type="string">
            <text:p text:style-name="P12">$2-n42</text:p>
          </table:table-cell>
          <table:table-cell table:style-name="t2.B3" office:value-type="string">
            <text:p text:style-name="P12">$2-n43</text:p>
          </table:table-cell>
          <table:table-cell table:style-name="t2.F3" office:value-type="string">
            <text:p text:style-name="P12">$2-n44</text:p>
          </table:table-cell>
        </table:table-row>
        <table:table-row table:style-name="t2.8">
          <table:table-cell table:style-name="t2.A8" office:value-type="string">
            <text:p text:style-name="P29"><text:span text:style-name="T28">Пределосновной </text:span>относительной погрешности , %</text:p>
          </table:table-cell>
          <table:table-cell table:style-name="t2.B8" office:value-type="string">
            <text:p text:style-name="P9"/>
          </table:table-cell>
          <table:table-cell table:style-name="t2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30"><text:span text:style-name="T10">Блок детектирования </text:span>нейтронного излучения с БДКН-04 № <text:span text:style-name="T10">$bd_num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9"><text:span text:style-name="T11">Мощность дозы</text:span> в поверяемой точке</text:p>
            <text:p text:style-name="P40"><text:span text:style-name="T31">H*</text:span><text:span text:style-name="T36">oi</text:span><text:span text:style-name="T34">(10)</text:span></text:p>
          </table:table-cell>
          <table:table-cell table:style-name="t3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3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8"><text:span text:style-name="T5">B(R)=0,</text:span>866</text:p>
            <text:p text:style-name="P8"><text:span text:style-name="T31">H</text:span><text:span text:style-name="T40">*</text:span><text:span text:style-name="T36">oi</text:span><text:span text:style-name="T34">(10)</text:span><text:span text:style-name="T5">=</text:span><text:span text:style-name="T11">8,3</text:span></text:p>
            <text:p text:style-name="P25">1-10</text:p>
          </table:table-cell>
          <table:table-cell table:style-name="t3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8"><text:span text:style-name="T5">B(R)=0,</text:span>866</text:p>
            <text:p text:style-name="P8"><text:span text:style-name="T31">H</text:span><text:span text:style-name="T40">*</text:span><text:span text:style-name="T36">oi</text:span><text:span text:style-name="T34">(10)</text:span><text:span text:style-name="T5">=</text:span><text:span text:style-name="T11">80</text:span></text:p>
            <text:p text:style-name="P12">20-100</text:p>
          </table:table-cell>
          <table:table-cell table:style-name="t3.B2" office:value-type="string">
            <text:p text:style-name="P27">ИБН-8-6</text:p>
            <text:p text:style-name="P26">№<text:span text:style-name="T5">010</text:span></text:p>
            <text:p text:style-name="P26"><text:span text:style-name="T5">R=1,0</text:span>м</text:p>
            <text:p text:style-name="P26"><text:span text:style-name="T5">B(R)=0,</text:span>957</text:p>
            <text:p text:style-name="P26"><text:span text:style-name="T31">H</text:span><text:span text:style-name="T40">*</text:span><text:span text:style-name="T36">oi</text:span><text:span text:style-name="T34">(10)</text:span><text:span text:style-name="T5">=</text:span><text:span text:style-name="T11">331</text:span></text:p>
            <text:p text:style-name="P43">2<text:span text:style-name="T46">·</text:span>10<text:span text:style-name="T42">2</text:span>-10<text:span text:style-name="T42">3</text:span></text:p>
          </table:table-cell>
          <table:table-cell table:style-name="t3.F2" office:value-type="string">
            <text:p text:style-name="P27">ИБН-8-6</text:p>
            <text:p text:style-name="P26">№<text:span text:style-name="T5">010</text:span></text:p>
            <text:p text:style-name="P26"><text:span text:style-name="T5">R=0,5</text:span>м</text:p>
            <text:p text:style-name="P26"><text:span text:style-name="T5">B(R)=0,9</text:span>91</text:p>
            <text:p text:style-name="P26"><text:span text:style-name="T31">H</text:span><text:span text:style-name="T40">*</text:span><text:span text:style-name="T36">oi</text:span><text:span text:style-name="T34">(10)</text:span><text:span text:style-name="T5">=</text:span><text:span text:style-name="T11">1434</text:span></text:p>
            <text:p text:style-name="P43">2<text:span text:style-name="T46">·</text:span>10<text:span text:style-name="T42">3</text:span>-10<text:span text:style-name="T42">4</text:span></text:p>
          </table:table-cell>
        </table:table-row>
        <table:table-row>
          <table:table-cell table:style-name="t3.A3" office:value-type="string">
            <text:p text:style-name="P39">Показания прибора в поверяемой точке</text:p>
            <text:p text:style-name="P38"><text:span text:style-name="T32">H</text:span><text:span text:style-name="T41">*</text:span><text:span text:style-name="T37">i</text:span><text:span text:style-name="T35">(10) мкЗв/ч, </text:span><text:span text:style-name="T44">±δ</text:span><text:span text:style-name="T12">ст</text:span>, %</text:p>
          </table:table-cell>
          <table:table-cell table:style-name="t3.B3" office:value-type="string">
            <text:p text:style-name="P9"/>
          </table:table-cell>
          <table:table-cell table:style-name="t3.B3" office:value-type="string">
            <text:p text:style-name="P12">$3-61</text:p>
            <text:p text:style-name="P12">$3-71</text:p>
            <text:p text:style-name="P12">$3-81</text:p>
          </table:table-cell>
          <table:table-cell table:style-name="t3.B3" office:value-type="string">
            <text:p text:style-name="P12">$3-62</text:p>
            <text:p text:style-name="P12">$3-72</text:p>
            <text:p text:style-name="P12">$3-82</text:p>
          </table:table-cell>
          <table:table-cell table:style-name="t3.B3" office:value-type="string">
            <text:p text:style-name="P12">$3-63</text:p>
            <text:p text:style-name="P12">$3-73</text:p>
            <text:p text:style-name="P12">$3-83</text:p>
          </table:table-cell>
          <table:table-cell table:style-name="t3.F3" office:value-type="string">
            <text:p text:style-name="P12">$3-64</text:p>
            <text:p text:style-name="P12">$3-74</text:p>
            <text:p text:style-name="P12">$3-84</text:p>
          </table:table-cell>
        </table:table-row>
        <table:table-row>
          <table:table-cell table:style-name="t3.A3" office:value-type="string">
            <text:p text:style-name="P39">Среднее значение показаний, <text:span text:style-name="T33">H</text:span><text:span text:style-name="T41">*</text:span><text:span text:style-name="T37">i</text:span><text:span text:style-name="T35">(10) мкЗв/ч</text:span></text:p>
          </table:table-cell>
          <table:table-cell table:style-name="t3.B3" office:value-type="string">
            <text:p text:style-name="P12">$3-00</text:p>
          </table:table-cell>
          <table:table-cell table:style-name="t3.B3" office:value-type="string">
            <text:p text:style-name="P12">$3-01</text:p>
          </table:table-cell>
          <table:table-cell table:style-name="t3.B3" office:value-type="string">
            <text:p text:style-name="P12">$3-02</text:p>
          </table:table-cell>
          <table:table-cell table:style-name="t3.B3" office:value-type="string">
            <text:p text:style-name="P12">$3-03</text:p>
          </table:table-cell>
          <table:table-cell table:style-name="t3.F3" office:value-type="string">
            <text:p text:style-name="P12">$3-04</text:p>
          </table:table-cell>
        </table:table-row>
        <table:table-row>
          <table:table-cell table:style-name="t3.A3" office:value-type="string">
            <text:p text:style-name="P39">Результат измерения мощности дозы в поверяемой точке</text:p>
            <text:p text:style-name="P38"><text:span text:style-name="T32">H</text:span><text:span text:style-name="T41">*</text:span><text:span text:style-name="T38">пр</text:span><text:span text:style-name="T39">i</text:span><text:span text:style-name="T35">(10) мкЗв/ч</text:span></text:p>
          </table:table-cell>
          <table:table-cell table:style-name="t3.B3" office:value-type="string">
            <text:p text:style-name="P9"/>
          </table:table-cell>
          <table:table-cell table:style-name="t3.B3" office:value-type="string">
            <text:p text:style-name="P12">$3-n21</text:p>
          </table:table-cell>
          <table:table-cell table:style-name="t3.B3" office:value-type="string">
            <text:p text:style-name="P12">$3-n22</text:p>
          </table:table-cell>
          <table:table-cell table:style-name="t3.B3" office:value-type="string">
            <text:p text:style-name="P12">$3-n23</text:p>
          </table:table-cell>
          <table:table-cell table:style-name="t3.F3" office:value-type="string">
            <text:p text:style-name="P12">$3-n24</text:p>
          </table:table-cell>
        </table:table-row>
        <table:table-row>
          <table:table-cell table:style-name="t3.A3" office:value-type="string">
            <text:p text:style-name="P10">Основная относительная погрешность измерения, <text:s/><text:span text:style-name="T22">θ</text:span><text:span text:style-name="T18">пр</text:span><text:span text:style-name="T15">i</text:span>, %</text:p>
          </table:table-cell>
          <table:table-cell table:style-name="t3.B3" office:value-type="string">
            <text:p text:style-name="P9"/>
          </table:table-cell>
          <table:table-cell table:style-name="t3.B3" office:value-type="string">
            <text:p text:style-name="P12">$3-n31</text:p>
          </table:table-cell>
          <table:table-cell table:style-name="t3.B3" office:value-type="string">
            <text:p text:style-name="P12">$3-n32</text:p>
          </table:table-cell>
          <table:table-cell table:style-name="t3.B3" office:value-type="string">
            <text:p text:style-name="P12">$3-n33</text:p>
          </table:table-cell>
          <table:table-cell table:style-name="t3.F3" office:value-type="string">
            <text:p text:style-name="P12">$3-n34</text:p>
          </table:table-cell>
        </table:table-row>
        <table:table-row>
          <table:table-cell table:style-name="t3.A3" office:value-type="string">
            <text:p text:style-name="P10">Доверительная граница основной относительной погрешности, <text:span text:style-name="T45">Δ</text:span><text:span text:style-name="T16">i</text:span>, %</text:p>
          </table:table-cell>
          <table:table-cell table:style-name="t3.B3" office:value-type="string">
            <text:p text:style-name="P9"/>
            <text:p text:style-name="P8"/>
          </table:table-cell>
          <table:table-cell table:style-name="t3.B3" office:value-type="string">
            <text:p text:style-name="P12">$3-n41</text:p>
          </table:table-cell>
          <table:table-cell table:style-name="t3.B3" office:value-type="string">
            <text:p text:style-name="P12">$3-n42</text:p>
          </table:table-cell>
          <table:table-cell table:style-name="t3.B3" office:value-type="string">
            <text:p text:style-name="P12">$3-n43</text:p>
          </table:table-cell>
          <table:table-cell table:style-name="t3.F3" office:value-type="string">
            <text:p text:style-name="P12">$3-n44</text:p>
          </table:table-cell>
        </table:table-row>
        <table:table-row table:style-name="t3.8">
          <table:table-cell table:style-name="t3.A8" office:value-type="string">
            <text:p text:style-name="P29"><text:span text:style-name="T28">Пределосновной </text:span>относительной погрешности , %</text:p>
          </table:table-cell>
          <table:table-cell table:style-name="t3.B8" office:value-type="string">
            <text:p text:style-name="P9"/>
          </table:table-cell>
          <table:table-cell table:style-name="t3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30"><text:span text:style-name="T10">Блок детектирования </text:span>нейтронного излучения с БДКН-04 № <text:span text:style-name="T10">$bd_num4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9"><text:span text:style-name="T11">Мощность дозы</text:span> в поверяемой точке</text:p>
            <text:p text:style-name="P40"><text:span text:style-name="T31">H*</text:span><text:span text:style-name="T36">oi</text:span><text:span text:style-name="T34">(10)</text:span></text:p>
          </table:table-cell>
          <table:table-cell table:style-name="t4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4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8"><text:span text:style-name="T5">B(R)=0,</text:span>866</text:p>
            <text:p text:style-name="P8"><text:span text:style-name="T31">H</text:span><text:span text:style-name="T40">*</text:span><text:span text:style-name="T36">oi</text:span><text:span text:style-name="T34">(10)</text:span><text:span text:style-name="T5">=</text:span><text:span text:style-name="T11">8,3</text:span></text:p>
            <text:p text:style-name="P25">1-10</text:p>
          </table:table-cell>
          <table:table-cell table:style-name="t4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8"><text:span text:style-name="T5">B(R)=0,</text:span>866</text:p>
            <text:p text:style-name="P8"><text:span text:style-name="T31">H</text:span><text:span text:style-name="T40">*</text:span><text:span text:style-name="T36">oi</text:span><text:span text:style-name="T34">(10)</text:span><text:span text:style-name="T5">=</text:span><text:span text:style-name="T11">80</text:span></text:p>
            <text:p text:style-name="P12">20-100</text:p>
          </table:table-cell>
          <table:table-cell table:style-name="t4.B2" office:value-type="string">
            <text:p text:style-name="P27">ИБН-8-6</text:p>
            <text:p text:style-name="P26">№<text:span text:style-name="T5">010</text:span></text:p>
            <text:p text:style-name="P26"><text:span text:style-name="T5">R=1,0</text:span>м</text:p>
            <text:p text:style-name="P26"><text:span text:style-name="T5">B(R)=0,</text:span>957</text:p>
            <text:p text:style-name="P26"><text:span text:style-name="T31">H</text:span><text:span text:style-name="T40">*</text:span><text:span text:style-name="T36">oi</text:span><text:span text:style-name="T34">(10)</text:span><text:span text:style-name="T5">=</text:span><text:span text:style-name="T11">331</text:span></text:p>
            <text:p text:style-name="P43">2<text:span text:style-name="T46">·</text:span>10<text:span text:style-name="T42">2</text:span>-10<text:span text:style-name="T42">3</text:span></text:p>
          </table:table-cell>
          <table:table-cell table:style-name="t4.F2" office:value-type="string">
            <text:p text:style-name="P27">ИБН-8-6</text:p>
            <text:p text:style-name="P26">№<text:span text:style-name="T5">010</text:span></text:p>
            <text:p text:style-name="P26"><text:span text:style-name="T5">R=0,5</text:span>м</text:p>
            <text:p text:style-name="P26"><text:span text:style-name="T5">B(R)=0,9</text:span>91</text:p>
            <text:p text:style-name="P26"><text:span text:style-name="T31">H</text:span><text:span text:style-name="T40">*</text:span><text:span text:style-name="T36">oi</text:span><text:span text:style-name="T34">(10)</text:span><text:span text:style-name="T5">=</text:span><text:span text:style-name="T11">1434</text:span></text:p>
            <text:p text:style-name="P43">2<text:span text:style-name="T46">·</text:span>10<text:span text:style-name="T42">3</text:span>-10<text:span text:style-name="T42">4</text:span></text:p>
          </table:table-cell>
        </table:table-row>
        <table:table-row>
          <table:table-cell table:style-name="t4.A3" office:value-type="string">
            <text:p text:style-name="P39">Показания прибора в поверяемой точке</text:p>
            <text:p text:style-name="P38"><text:span text:style-name="T32">H</text:span><text:span text:style-name="T41">*</text:span><text:span text:style-name="T37">i</text:span><text:span text:style-name="T35">(10) мкЗв/ч, </text:span><text:span text:style-name="T44">±δ</text:span><text:span text:style-name="T12">ст</text:span>, %</text:p>
          </table:table-cell>
          <table:table-cell table:style-name="t4.B3" office:value-type="string">
            <text:p text:style-name="P9"/>
          </table:table-cell>
          <table:table-cell table:style-name="t4.B3" office:value-type="string">
            <text:p text:style-name="P12">$4-61</text:p>
            <text:p text:style-name="P12">$4-71</text:p>
            <text:p text:style-name="P12">$4-81</text:p>
          </table:table-cell>
          <table:table-cell table:style-name="t4.B3" office:value-type="string">
            <text:p text:style-name="P12">$4-62</text:p>
            <text:p text:style-name="P12">$4-72</text:p>
            <text:p text:style-name="P12">$4-82</text:p>
          </table:table-cell>
          <table:table-cell table:style-name="t4.B3" office:value-type="string">
            <text:p text:style-name="P12">$4-63</text:p>
            <text:p text:style-name="P12">$4-73</text:p>
            <text:p text:style-name="P12">$4-83</text:p>
          </table:table-cell>
          <table:table-cell table:style-name="t4.F3" office:value-type="string">
            <text:p text:style-name="P12">$4-64</text:p>
            <text:p text:style-name="P12">$4-74</text:p>
            <text:p text:style-name="P12">$4-84</text:p>
          </table:table-cell>
        </table:table-row>
        <table:table-row>
          <table:table-cell table:style-name="t4.A3" office:value-type="string">
            <text:p text:style-name="P39">Среднее значение показаний, <text:span text:style-name="T33">H</text:span><text:span text:style-name="T41">*</text:span><text:span text:style-name="T37">i</text:span><text:span text:style-name="T35">(10) мкЗв/ч</text:span></text:p>
          </table:table-cell>
          <table:table-cell table:style-name="t4.B3" office:value-type="string">
            <text:p text:style-name="P12">$4-00</text:p>
          </table:table-cell>
          <table:table-cell table:style-name="t4.B3" office:value-type="string">
            <text:p text:style-name="P12">$4-01</text:p>
          </table:table-cell>
          <table:table-cell table:style-name="t4.B3" office:value-type="string">
            <text:p text:style-name="P12">$4-02</text:p>
          </table:table-cell>
          <table:table-cell table:style-name="t4.B3" office:value-type="string">
            <text:p text:style-name="P12">$4-03</text:p>
          </table:table-cell>
          <table:table-cell table:style-name="t4.F3" office:value-type="string">
            <text:p text:style-name="P12">$4-04</text:p>
          </table:table-cell>
        </table:table-row>
        <table:table-row>
          <table:table-cell table:style-name="t4.A3" office:value-type="string">
            <text:p text:style-name="P39">Результат измерения мощности дозы в поверяемой точке</text:p>
            <text:p text:style-name="P38"><text:span text:style-name="T32">H</text:span><text:span text:style-name="T41">*</text:span><text:span text:style-name="T38">пр</text:span><text:span text:style-name="T39">i</text:span><text:span text:style-name="T35">(10) мкЗв/ч</text:span></text:p>
          </table:table-cell>
          <table:table-cell table:style-name="t4.B3" office:value-type="string">
            <text:p text:style-name="P9"/>
          </table:table-cell>
          <table:table-cell table:style-name="t4.B3" office:value-type="string">
            <text:p text:style-name="P12">$4-n21</text:p>
          </table:table-cell>
          <table:table-cell table:style-name="t4.B3" office:value-type="string">
            <text:p text:style-name="P12">$4-n22</text:p>
          </table:table-cell>
          <table:table-cell table:style-name="t4.B3" office:value-type="string">
            <text:p text:style-name="P12">$4-n23</text:p>
          </table:table-cell>
          <table:table-cell table:style-name="t4.F3" office:value-type="string">
            <text:p text:style-name="P12">$4-n24</text:p>
          </table:table-cell>
        </table:table-row>
        <table:table-row>
          <table:table-cell table:style-name="t4.A3" office:value-type="string">
            <text:p text:style-name="P10">Основная относительная погрешность измерения, <text:s/><text:span text:style-name="T22">θ</text:span><text:span text:style-name="T18">пр</text:span><text:span text:style-name="T15">i</text:span>, %</text:p>
          </table:table-cell>
          <table:table-cell table:style-name="t4.B3" office:value-type="string">
            <text:p text:style-name="P9"/>
          </table:table-cell>
          <table:table-cell table:style-name="t4.B3" office:value-type="string">
            <text:p text:style-name="P12">$4-n31</text:p>
          </table:table-cell>
          <table:table-cell table:style-name="t4.B3" office:value-type="string">
            <text:p text:style-name="P12">$4-n32</text:p>
          </table:table-cell>
          <table:table-cell table:style-name="t4.B3" office:value-type="string">
            <text:p text:style-name="P12">$4-n33</text:p>
          </table:table-cell>
          <table:table-cell table:style-name="t4.F3" office:value-type="string">
            <text:p text:style-name="P12">$4-n34</text:p>
          </table:table-cell>
        </table:table-row>
        <table:table-row>
          <table:table-cell table:style-name="t4.A3" office:value-type="string">
            <text:p text:style-name="P10">Доверительная граница основной относительной погрешности, <text:span text:style-name="T45">Δ</text:span><text:span text:style-name="T16">i</text:span>, %</text:p>
          </table:table-cell>
          <table:table-cell table:style-name="t4.B3" office:value-type="string">
            <text:p text:style-name="P9"/>
            <text:p text:style-name="P8"/>
          </table:table-cell>
          <table:table-cell table:style-name="t4.B3" office:value-type="string">
            <text:p text:style-name="P12">$4-n41</text:p>
          </table:table-cell>
          <table:table-cell table:style-name="t4.B3" office:value-type="string">
            <text:p text:style-name="P12">$4-n42</text:p>
          </table:table-cell>
          <table:table-cell table:style-name="t4.B3" office:value-type="string">
            <text:p text:style-name="P12">$4-n43</text:p>
          </table:table-cell>
          <table:table-cell table:style-name="t4.F3" office:value-type="string">
            <text:p text:style-name="P12">$4-n44</text:p>
          </table:table-cell>
        </table:table-row>
        <table:table-row table:style-name="t4.8">
          <table:table-cell table:style-name="t4.A8" office:value-type="string">
            <text:p text:style-name="P29"><text:span text:style-name="T28">Пределосновной </text:span>относительной погрешности , %</text:p>
          </table:table-cell>
          <table:table-cell table:style-name="t4.B8" office:value-type="string">
            <text:p text:style-name="P9"/>
          </table:table-cell>
          <table:table-cell table:style-name="t4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30"><text:span text:style-name="T10">Блок детектирования </text:span>нейтронного излучения с БДКН-04 № <text:span text:style-name="T10">$bd_num5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9"><text:span text:style-name="T11">Мощность дозы</text:span> в поверяемой точке</text:p>
            <text:p text:style-name="P40"><text:span text:style-name="T31">H*</text:span><text:span text:style-name="T36">oi</text:span><text:span text:style-name="T34">(10)</text:span></text:p>
          </table:table-cell>
          <table:table-cell table:style-name="t5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5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8"><text:span text:style-name="T5">B(R)=0,</text:span>866</text:p>
            <text:p text:style-name="P8"><text:span text:style-name="T31">H</text:span><text:span text:style-name="T40">*</text:span><text:span text:style-name="T36">oi</text:span><text:span text:style-name="T34">(10)</text:span><text:span text:style-name="T5">=</text:span><text:span text:style-name="T11">8,3</text:span></text:p>
            <text:p text:style-name="P25">1-10</text:p>
          </table:table-cell>
          <table:table-cell table:style-name="t5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8"><text:span text:style-name="T5">B(R)=0,</text:span>866</text:p>
            <text:p text:style-name="P8"><text:span text:style-name="T31">H</text:span><text:span text:style-name="T40">*</text:span><text:span text:style-name="T36">oi</text:span><text:span text:style-name="T34">(10)</text:span><text:span text:style-name="T5">=</text:span><text:span text:style-name="T11">80</text:span></text:p>
            <text:p text:style-name="P12">20-100</text:p>
          </table:table-cell>
          <table:table-cell table:style-name="t5.B2" office:value-type="string">
            <text:p text:style-name="P27">ИБН-8-6</text:p>
            <text:p text:style-name="P26">№<text:span text:style-name="T5">010</text:span></text:p>
            <text:p text:style-name="P26"><text:span text:style-name="T5">R=1,0</text:span>м</text:p>
            <text:p text:style-name="P26"><text:span text:style-name="T5">B(R)=0,</text:span>957</text:p>
            <text:p text:style-name="P26"><text:span text:style-name="T31">H</text:span><text:span text:style-name="T40">*</text:span><text:span text:style-name="T36">oi</text:span><text:span text:style-name="T34">(10)</text:span><text:span text:style-name="T5">=</text:span><text:span text:style-name="T11">331</text:span></text:p>
            <text:p text:style-name="P43">2<text:span text:style-name="T46">·</text:span>10<text:span text:style-name="T42">2</text:span>-10<text:span text:style-name="T42">3</text:span></text:p>
          </table:table-cell>
          <table:table-cell table:style-name="t5.F2" office:value-type="string">
            <text:p text:style-name="P27">ИБН-8-6</text:p>
            <text:p text:style-name="P26">№<text:span text:style-name="T5">010</text:span></text:p>
            <text:p text:style-name="P26"><text:span text:style-name="T5">R=0,5</text:span>м</text:p>
            <text:p text:style-name="P26"><text:span text:style-name="T5">B(R)=0,9</text:span>91</text:p>
            <text:p text:style-name="P26"><text:span text:style-name="T31">H</text:span><text:span text:style-name="T40">*</text:span><text:span text:style-name="T36">oi</text:span><text:span text:style-name="T34">(10)</text:span><text:span text:style-name="T5">=</text:span><text:span text:style-name="T11">1434</text:span></text:p>
            <text:p text:style-name="P43">2<text:span text:style-name="T46">·</text:span>10<text:span text:style-name="T42">3</text:span>-10<text:span text:style-name="T42">4</text:span></text:p>
          </table:table-cell>
        </table:table-row>
        <table:table-row>
          <table:table-cell table:style-name="t5.A3" office:value-type="string">
            <text:p text:style-name="P39">Показания прибора в поверяемой точке</text:p>
            <text:p text:style-name="P38"><text:span text:style-name="T32">H</text:span><text:span text:style-name="T41">*</text:span><text:span text:style-name="T37">i</text:span><text:span text:style-name="T35">(10) мкЗв/ч, </text:span><text:span text:style-name="T44">±δ</text:span><text:span text:style-name="T12">ст</text:span>, %</text:p>
          </table:table-cell>
          <table:table-cell table:style-name="t5.B3" office:value-type="string">
            <text:p text:style-name="P9"/>
          </table:table-cell>
          <table:table-cell table:style-name="t5.B3" office:value-type="string">
            <text:p text:style-name="P12">$5-61</text:p>
            <text:p text:style-name="P12">$5-71</text:p>
            <text:p text:style-name="P12">$5-81</text:p>
          </table:table-cell>
          <table:table-cell table:style-name="t5.B3" office:value-type="string">
            <text:p text:style-name="P12">$5-62</text:p>
            <text:p text:style-name="P12">$5-72</text:p>
            <text:p text:style-name="P12">$5-82</text:p>
          </table:table-cell>
          <table:table-cell table:style-name="t5.B3" office:value-type="string">
            <text:p text:style-name="P12">$5-63</text:p>
            <text:p text:style-name="P12">$5-73</text:p>
            <text:p text:style-name="P12">$5-83</text:p>
          </table:table-cell>
          <table:table-cell table:style-name="t5.F3" office:value-type="string">
            <text:p text:style-name="P12">$5-64</text:p>
            <text:p text:style-name="P12">$5-74</text:p>
            <text:p text:style-name="P12">$5-84</text:p>
          </table:table-cell>
        </table:table-row>
        <table:table-row>
          <table:table-cell table:style-name="t5.A3" office:value-type="string">
            <text:p text:style-name="P39">Среднее значение показаний, <text:span text:style-name="T33">H</text:span><text:span text:style-name="T41">*</text:span><text:span text:style-name="T37">i</text:span><text:span text:style-name="T35">(10) мкЗв/ч</text:span></text:p>
          </table:table-cell>
          <table:table-cell table:style-name="t5.B3" office:value-type="string">
            <text:p text:style-name="P12">$5-00</text:p>
          </table:table-cell>
          <table:table-cell table:style-name="t5.B3" office:value-type="string">
            <text:p text:style-name="P12">$5-01</text:p>
          </table:table-cell>
          <table:table-cell table:style-name="t5.B3" office:value-type="string">
            <text:p text:style-name="P12">$5-02</text:p>
          </table:table-cell>
          <table:table-cell table:style-name="t5.B3" office:value-type="string">
            <text:p text:style-name="P12">$5-03</text:p>
          </table:table-cell>
          <table:table-cell table:style-name="t5.F3" office:value-type="string">
            <text:p text:style-name="P12">$5-04</text:p>
          </table:table-cell>
        </table:table-row>
        <table:table-row>
          <table:table-cell table:style-name="t5.A3" office:value-type="string">
            <text:p text:style-name="P39">Результат измерения мощности дозы в поверяемой точке</text:p>
            <text:p text:style-name="P38"><text:span text:style-name="T32">H</text:span><text:span text:style-name="T41">*</text:span><text:span text:style-name="T38">пр</text:span><text:span text:style-name="T39">i</text:span><text:span text:style-name="T35">(10) мкЗв/ч</text:span></text:p>
          </table:table-cell>
          <table:table-cell table:style-name="t5.B3" office:value-type="string">
            <text:p text:style-name="P9"/>
          </table:table-cell>
          <table:table-cell table:style-name="t5.B3" office:value-type="string">
            <text:p text:style-name="P12">$5-n21</text:p>
          </table:table-cell>
          <table:table-cell table:style-name="t5.B3" office:value-type="string">
            <text:p text:style-name="P12">$5-n22</text:p>
          </table:table-cell>
          <table:table-cell table:style-name="t5.B3" office:value-type="string">
            <text:p text:style-name="P12">$5-n23</text:p>
          </table:table-cell>
          <table:table-cell table:style-name="t5.F3" office:value-type="string">
            <text:p text:style-name="P12">$5-n24</text:p>
          </table:table-cell>
        </table:table-row>
        <table:table-row>
          <table:table-cell table:style-name="t5.A3" office:value-type="string">
            <text:p text:style-name="P10">Основная относительная погрешность измерения, <text:s/><text:span text:style-name="T22">θ</text:span><text:span text:style-name="T18">пр</text:span><text:span text:style-name="T15">i</text:span>, %</text:p>
          </table:table-cell>
          <table:table-cell table:style-name="t5.B3" office:value-type="string">
            <text:p text:style-name="P9"/>
          </table:table-cell>
          <table:table-cell table:style-name="t5.B3" office:value-type="string">
            <text:p text:style-name="P12">$5-n31</text:p>
          </table:table-cell>
          <table:table-cell table:style-name="t5.B3" office:value-type="string">
            <text:p text:style-name="P12">$5-n32</text:p>
          </table:table-cell>
          <table:table-cell table:style-name="t5.B3" office:value-type="string">
            <text:p text:style-name="P12">$5-n33</text:p>
          </table:table-cell>
          <table:table-cell table:style-name="t5.F3" office:value-type="string">
            <text:p text:style-name="P12">$5-n34</text:p>
          </table:table-cell>
        </table:table-row>
        <table:table-row>
          <table:table-cell table:style-name="t5.A3" office:value-type="string">
            <text:p text:style-name="P10">Доверительная граница основной относительной погрешности, <text:span text:style-name="T45">Δ</text:span><text:span text:style-name="T16">i</text:span>, %</text:p>
          </table:table-cell>
          <table:table-cell table:style-name="t5.B3" office:value-type="string">
            <text:p text:style-name="P9"/>
            <text:p text:style-name="P8"/>
          </table:table-cell>
          <table:table-cell table:style-name="t5.B3" office:value-type="string">
            <text:p text:style-name="P12">$5-n41</text:p>
          </table:table-cell>
          <table:table-cell table:style-name="t5.B3" office:value-type="string">
            <text:p text:style-name="P12">$5-n42</text:p>
          </table:table-cell>
          <table:table-cell table:style-name="t5.B3" office:value-type="string">
            <text:p text:style-name="P12">$5-n43</text:p>
          </table:table-cell>
          <table:table-cell table:style-name="t5.F3" office:value-type="string">
            <text:p text:style-name="P12">$5-n44</text:p>
          </table:table-cell>
        </table:table-row>
        <table:table-row table:style-name="t5.8">
          <table:table-cell table:style-name="t5.A8" office:value-type="string">
            <text:p text:style-name="P29"><text:span text:style-name="T28">Пределосновной </text:span>относительной погрешности , %</text:p>
          </table:table-cell>
          <table:table-cell table:style-name="t5.B8" office:value-type="string">
            <text:p text:style-name="P9"/>
          </table:table-cell>
          <table:table-cell table:style-name="t5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30"><text:span text:style-name="T10">Блок детектирования </text:span>нейтронного излучения с БДКН-04 № <text:span text:style-name="T10">$bd_num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9"><text:span text:style-name="T11">Мощность дозы</text:span> в поверяемой точке</text:p>
            <text:p text:style-name="P40"><text:span text:style-name="T31">H*</text:span><text:span text:style-name="T36">oi</text:span><text:span text:style-name="T34">(10)</text:span></text:p>
          </table:table-cell>
          <table:table-cell table:style-name="t6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6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8"><text:span text:style-name="T5">B(R)=0,</text:span>866</text:p>
            <text:p text:style-name="P8"><text:span text:style-name="T31">H</text:span><text:span text:style-name="T40">*</text:span><text:span text:style-name="T36">oi</text:span><text:span text:style-name="T34">(10)</text:span><text:span text:style-name="T5">=</text:span><text:span text:style-name="T11">8,3</text:span></text:p>
            <text:p text:style-name="P25">1-10</text:p>
          </table:table-cell>
          <table:table-cell table:style-name="t6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8"><text:span text:style-name="T5">B(R)=0,</text:span>866</text:p>
            <text:p text:style-name="P8"><text:span text:style-name="T31">H</text:span><text:span text:style-name="T40">*</text:span><text:span text:style-name="T36">oi</text:span><text:span text:style-name="T34">(10)</text:span><text:span text:style-name="T5">=</text:span><text:span text:style-name="T11">80</text:span></text:p>
            <text:p text:style-name="P12">20-100</text:p>
          </table:table-cell>
          <table:table-cell table:style-name="t6.B2" office:value-type="string">
            <text:p text:style-name="P27">ИБН-8-6</text:p>
            <text:p text:style-name="P26">№<text:span text:style-name="T5">010</text:span></text:p>
            <text:p text:style-name="P26"><text:span text:style-name="T5">R=1,0</text:span>м</text:p>
            <text:p text:style-name="P26"><text:span text:style-name="T5">B(R)=0,</text:span>957</text:p>
            <text:p text:style-name="P26"><text:span text:style-name="T31">H</text:span><text:span text:style-name="T40">*</text:span><text:span text:style-name="T36">oi</text:span><text:span text:style-name="T34">(10)</text:span><text:span text:style-name="T5">=</text:span><text:span text:style-name="T11">331</text:span></text:p>
            <text:p text:style-name="P43">2<text:span text:style-name="T46">·</text:span>10<text:span text:style-name="T42">2</text:span>-10<text:span text:style-name="T42">3</text:span></text:p>
          </table:table-cell>
          <table:table-cell table:style-name="t6.F2" office:value-type="string">
            <text:p text:style-name="P27">ИБН-8-6</text:p>
            <text:p text:style-name="P26">№<text:span text:style-name="T5">010</text:span></text:p>
            <text:p text:style-name="P26"><text:span text:style-name="T5">R=0,5</text:span>м</text:p>
            <text:p text:style-name="P26"><text:span text:style-name="T5">B(R)=0,9</text:span>91</text:p>
            <text:p text:style-name="P26"><text:span text:style-name="T31">H</text:span><text:span text:style-name="T40">*</text:span><text:span text:style-name="T36">oi</text:span><text:span text:style-name="T34">(10)</text:span><text:span text:style-name="T5">=</text:span><text:span text:style-name="T11">1434</text:span></text:p>
            <text:p text:style-name="P43">2<text:span text:style-name="T46">·</text:span>10<text:span text:style-name="T42">3</text:span>-10<text:span text:style-name="T42">4</text:span></text:p>
          </table:table-cell>
        </table:table-row>
        <table:table-row>
          <table:table-cell table:style-name="t6.A3" office:value-type="string">
            <text:p text:style-name="P39">Показания прибора в поверяемой точке</text:p>
            <text:p text:style-name="P38"><text:span text:style-name="T32">H</text:span><text:span text:style-name="T41">*</text:span><text:span text:style-name="T37">i</text:span><text:span text:style-name="T35">(10) мкЗв/ч, </text:span><text:span text:style-name="T44">±δ</text:span><text:span text:style-name="T12">ст</text:span>, %</text:p>
          </table:table-cell>
          <table:table-cell table:style-name="t6.B3" office:value-type="string">
            <text:p text:style-name="P9"/>
          </table:table-cell>
          <table:table-cell table:style-name="t6.B3" office:value-type="string">
            <text:p text:style-name="P12">$6-61</text:p>
            <text:p text:style-name="P12">$6-71</text:p>
            <text:p text:style-name="P12">$6-81</text:p>
          </table:table-cell>
          <table:table-cell table:style-name="t6.B3" office:value-type="string">
            <text:p text:style-name="P12">$6-62</text:p>
            <text:p text:style-name="P12">$6-72</text:p>
            <text:p text:style-name="P12">$6-82</text:p>
          </table:table-cell>
          <table:table-cell table:style-name="t6.B3" office:value-type="string">
            <text:p text:style-name="P12">$6-63</text:p>
            <text:p text:style-name="P12">$6-73</text:p>
            <text:p text:style-name="P12">$6-83</text:p>
          </table:table-cell>
          <table:table-cell table:style-name="t6.F3" office:value-type="string">
            <text:p text:style-name="P12">$6-64</text:p>
            <text:p text:style-name="P12">$6-74</text:p>
            <text:p text:style-name="P12">$6-84</text:p>
          </table:table-cell>
        </table:table-row>
        <table:table-row>
          <table:table-cell table:style-name="t6.A3" office:value-type="string">
            <text:p text:style-name="P39">Среднее значение показаний, <text:span text:style-name="T33">H</text:span><text:span text:style-name="T41">*</text:span><text:span text:style-name="T37">i</text:span><text:span text:style-name="T35">(10) мкЗв/ч</text:span></text:p>
          </table:table-cell>
          <table:table-cell table:style-name="t6.B3" office:value-type="string">
            <text:p text:style-name="P12">$6-00</text:p>
          </table:table-cell>
          <table:table-cell table:style-name="t6.B3" office:value-type="string">
            <text:p text:style-name="P12">$6-01</text:p>
          </table:table-cell>
          <table:table-cell table:style-name="t6.B3" office:value-type="string">
            <text:p text:style-name="P12">$6-02</text:p>
          </table:table-cell>
          <table:table-cell table:style-name="t6.B3" office:value-type="string">
            <text:p text:style-name="P12">$6-03</text:p>
          </table:table-cell>
          <table:table-cell table:style-name="t6.F3" office:value-type="string">
            <text:p text:style-name="P12">$6-04</text:p>
          </table:table-cell>
        </table:table-row>
        <table:table-row>
          <table:table-cell table:style-name="t6.A3" office:value-type="string">
            <text:p text:style-name="P39">Результат измерения мощности дозы в поверяемой точке</text:p>
            <text:p text:style-name="P38"><text:span text:style-name="T32">H</text:span><text:span text:style-name="T41">*</text:span><text:span text:style-name="T38">пр</text:span><text:span text:style-name="T39">i</text:span><text:span text:style-name="T35">(10) мкЗв/ч</text:span></text:p>
          </table:table-cell>
          <table:table-cell table:style-name="t6.B3" office:value-type="string">
            <text:p text:style-name="P9"/>
          </table:table-cell>
          <table:table-cell table:style-name="t6.B3" office:value-type="string">
            <text:p text:style-name="P12">$6-n21</text:p>
          </table:table-cell>
          <table:table-cell table:style-name="t6.B3" office:value-type="string">
            <text:p text:style-name="P12">$6-n22</text:p>
          </table:table-cell>
          <table:table-cell table:style-name="t6.B3" office:value-type="string">
            <text:p text:style-name="P12">$6-n23</text:p>
          </table:table-cell>
          <table:table-cell table:style-name="t6.F3" office:value-type="string">
            <text:p text:style-name="P12">$6-n24</text:p>
          </table:table-cell>
        </table:table-row>
        <table:table-row>
          <table:table-cell table:style-name="t6.A3" office:value-type="string">
            <text:p text:style-name="P10">Основная относительная погрешность измерения, <text:s/><text:span text:style-name="T22">θ</text:span><text:span text:style-name="T18">пр</text:span><text:span text:style-name="T15">i</text:span>, %</text:p>
          </table:table-cell>
          <table:table-cell table:style-name="t6.B3" office:value-type="string">
            <text:p text:style-name="P9"/>
          </table:table-cell>
          <table:table-cell table:style-name="t6.B3" office:value-type="string">
            <text:p text:style-name="P12">$6-n31</text:p>
          </table:table-cell>
          <table:table-cell table:style-name="t6.B3" office:value-type="string">
            <text:p text:style-name="P12">$6-n32</text:p>
          </table:table-cell>
          <table:table-cell table:style-name="t6.B3" office:value-type="string">
            <text:p text:style-name="P12">$6-n33</text:p>
          </table:table-cell>
          <table:table-cell table:style-name="t6.F3" office:value-type="string">
            <text:p text:style-name="P12">$6-n34</text:p>
          </table:table-cell>
        </table:table-row>
        <table:table-row>
          <table:table-cell table:style-name="t6.A3" office:value-type="string">
            <text:p text:style-name="P10">Доверительная граница основной относительной погрешности, <text:span text:style-name="T45">Δ</text:span><text:span text:style-name="T16">i</text:span>, %</text:p>
          </table:table-cell>
          <table:table-cell table:style-name="t6.B3" office:value-type="string">
            <text:p text:style-name="P9"/>
            <text:p text:style-name="P8"/>
          </table:table-cell>
          <table:table-cell table:style-name="t6.B3" office:value-type="string">
            <text:p text:style-name="P12">$6-n41</text:p>
          </table:table-cell>
          <table:table-cell table:style-name="t6.B3" office:value-type="string">
            <text:p text:style-name="P12">$6-n42</text:p>
          </table:table-cell>
          <table:table-cell table:style-name="t6.B3" office:value-type="string">
            <text:p text:style-name="P12">$6-n43</text:p>
          </table:table-cell>
          <table:table-cell table:style-name="t6.F3" office:value-type="string">
            <text:p text:style-name="P12">$6-n44</text:p>
          </table:table-cell>
        </table:table-row>
        <table:table-row table:style-name="t6.8">
          <table:table-cell table:style-name="t6.A8" office:value-type="string">
            <text:p text:style-name="P29"><text:span text:style-name="T28">Пределосновной </text:span>относительной погрешности , %</text:p>
          </table:table-cell>
          <table:table-cell table:style-name="t6.B8" office:value-type="string">
            <text:p text:style-name="P9"/>
          </table:table-cell>
          <table:table-cell table:style-name="t6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30"><text:span text:style-name="T10">Блок детектирования </text:span>нейтронного излучения с БДКН-04 № <text:span text:style-name="T10">$bd_num7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9"><text:span text:style-name="T11">Мощность дозы</text:span> в поверяемой точке</text:p>
            <text:p text:style-name="P40"><text:span text:style-name="T31">H*</text:span><text:span text:style-name="T36">oi</text:span><text:span text:style-name="T34">(10)</text:span></text:p>
          </table:table-cell>
          <table:table-cell table:style-name="t7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7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8"><text:span text:style-name="T5">B(R)=0,</text:span>866</text:p>
            <text:p text:style-name="P8"><text:span text:style-name="T31">H</text:span><text:span text:style-name="T40">*</text:span><text:span text:style-name="T36">oi</text:span><text:span text:style-name="T34">(10)</text:span><text:span text:style-name="T5">=</text:span><text:span text:style-name="T11">8,3</text:span></text:p>
            <text:p text:style-name="P25">1-10</text:p>
          </table:table-cell>
          <table:table-cell table:style-name="t7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8"><text:span text:style-name="T5">B(R)=0,</text:span>866</text:p>
            <text:p text:style-name="P8"><text:span text:style-name="T31">H</text:span><text:span text:style-name="T40">*</text:span><text:span text:style-name="T36">oi</text:span><text:span text:style-name="T34">(10)</text:span><text:span text:style-name="T5">=</text:span><text:span text:style-name="T11">80</text:span></text:p>
            <text:p text:style-name="P12">20-100</text:p>
          </table:table-cell>
          <table:table-cell table:style-name="t7.B2" office:value-type="string">
            <text:p text:style-name="P27">ИБН-8-6</text:p>
            <text:p text:style-name="P26">№<text:span text:style-name="T5">010</text:span></text:p>
            <text:p text:style-name="P26"><text:span text:style-name="T5">R=1,0</text:span>м</text:p>
            <text:p text:style-name="P26"><text:span text:style-name="T5">B(R)=0,</text:span>957</text:p>
            <text:p text:style-name="P26"><text:span text:style-name="T31">H</text:span><text:span text:style-name="T40">*</text:span><text:span text:style-name="T36">oi</text:span><text:span text:style-name="T34">(10)</text:span><text:span text:style-name="T5">=</text:span><text:span text:style-name="T11">331</text:span></text:p>
            <text:p text:style-name="P43">2<text:span text:style-name="T46">·</text:span>10<text:span text:style-name="T42">2</text:span>-10<text:span text:style-name="T42">3</text:span></text:p>
          </table:table-cell>
          <table:table-cell table:style-name="t7.F2" office:value-type="string">
            <text:p text:style-name="P27">ИБН-8-6</text:p>
            <text:p text:style-name="P26">№<text:span text:style-name="T5">010</text:span></text:p>
            <text:p text:style-name="P26"><text:span text:style-name="T5">R=0,5</text:span>м</text:p>
            <text:p text:style-name="P26"><text:span text:style-name="T5">B(R)=0,9</text:span>91</text:p>
            <text:p text:style-name="P26"><text:span text:style-name="T31">H</text:span><text:span text:style-name="T40">*</text:span><text:span text:style-name="T36">oi</text:span><text:span text:style-name="T34">(10)</text:span><text:span text:style-name="T5">=</text:span><text:span text:style-name="T11">1434</text:span></text:p>
            <text:p text:style-name="P43">2<text:span text:style-name="T46">·</text:span>10<text:span text:style-name="T42">3</text:span>-10<text:span text:style-name="T42">4</text:span></text:p>
          </table:table-cell>
        </table:table-row>
        <table:table-row>
          <table:table-cell table:style-name="t7.A3" office:value-type="string">
            <text:p text:style-name="P39">Показания прибора в поверяемой точке</text:p>
            <text:p text:style-name="P38"><text:span text:style-name="T32">H</text:span><text:span text:style-name="T41">*</text:span><text:span text:style-name="T37">i</text:span><text:span text:style-name="T35">(10) мкЗв/ч, </text:span><text:span text:style-name="T44">±δ</text:span><text:span text:style-name="T12">ст</text:span>, %</text:p>
          </table:table-cell>
          <table:table-cell table:style-name="t7.B3" office:value-type="string">
            <text:p text:style-name="P9"/>
          </table:table-cell>
          <table:table-cell table:style-name="t7.B3" office:value-type="string">
            <text:p text:style-name="P12">$7-61</text:p>
            <text:p text:style-name="P12">$7-71</text:p>
            <text:p text:style-name="P12">$7-81</text:p>
          </table:table-cell>
          <table:table-cell table:style-name="t7.B3" office:value-type="string">
            <text:p text:style-name="P12">$7-62</text:p>
            <text:p text:style-name="P12">$7-72</text:p>
            <text:p text:style-name="P12">$7-82</text:p>
          </table:table-cell>
          <table:table-cell table:style-name="t7.B3" office:value-type="string">
            <text:p text:style-name="P12">$7-63</text:p>
            <text:p text:style-name="P12">$7-73</text:p>
            <text:p text:style-name="P12">$7-83</text:p>
          </table:table-cell>
          <table:table-cell table:style-name="t7.F3" office:value-type="string">
            <text:p text:style-name="P12">$7-64</text:p>
            <text:p text:style-name="P12">$7-74</text:p>
            <text:p text:style-name="P12">$7-84</text:p>
          </table:table-cell>
        </table:table-row>
        <table:table-row>
          <table:table-cell table:style-name="t7.A3" office:value-type="string">
            <text:p text:style-name="P39">Среднее значение показаний, <text:span text:style-name="T33">H</text:span><text:span text:style-name="T41">*</text:span><text:span text:style-name="T37">i</text:span><text:span text:style-name="T35">(10) мкЗв/ч</text:span></text:p>
          </table:table-cell>
          <table:table-cell table:style-name="t7.B3" office:value-type="string">
            <text:p text:style-name="P12">$7-00</text:p>
          </table:table-cell>
          <table:table-cell table:style-name="t7.B3" office:value-type="string">
            <text:p text:style-name="P12">$7-01</text:p>
          </table:table-cell>
          <table:table-cell table:style-name="t7.B3" office:value-type="string">
            <text:p text:style-name="P12">$7-02</text:p>
          </table:table-cell>
          <table:table-cell table:style-name="t7.B3" office:value-type="string">
            <text:p text:style-name="P12">$7-03</text:p>
          </table:table-cell>
          <table:table-cell table:style-name="t7.F3" office:value-type="string">
            <text:p text:style-name="P12">$7-04</text:p>
          </table:table-cell>
        </table:table-row>
        <table:table-row>
          <table:table-cell table:style-name="t7.A3" office:value-type="string">
            <text:p text:style-name="P39">Результат измерения мощности дозы в поверяемой точке</text:p>
            <text:p text:style-name="P38"><text:span text:style-name="T32">H</text:span><text:span text:style-name="T41">*</text:span><text:span text:style-name="T38">пр</text:span><text:span text:style-name="T39">i</text:span><text:span text:style-name="T35">(10) мкЗв/ч</text:span></text:p>
          </table:table-cell>
          <table:table-cell table:style-name="t7.B3" office:value-type="string">
            <text:p text:style-name="P9"/>
          </table:table-cell>
          <table:table-cell table:style-name="t7.B3" office:value-type="string">
            <text:p text:style-name="P12">$7-n21</text:p>
          </table:table-cell>
          <table:table-cell table:style-name="t7.B3" office:value-type="string">
            <text:p text:style-name="P12">$7-n22</text:p>
          </table:table-cell>
          <table:table-cell table:style-name="t7.B3" office:value-type="string">
            <text:p text:style-name="P12">$7-n23</text:p>
          </table:table-cell>
          <table:table-cell table:style-name="t7.F3" office:value-type="string">
            <text:p text:style-name="P12">$7-n24</text:p>
          </table:table-cell>
        </table:table-row>
        <table:table-row>
          <table:table-cell table:style-name="t7.A3" office:value-type="string">
            <text:p text:style-name="P10">Основная относительная погрешность измерения, <text:s/><text:span text:style-name="T22">θ</text:span><text:span text:style-name="T18">пр</text:span><text:span text:style-name="T15">i</text:span>, %</text:p>
          </table:table-cell>
          <table:table-cell table:style-name="t7.B3" office:value-type="string">
            <text:p text:style-name="P9"/>
          </table:table-cell>
          <table:table-cell table:style-name="t7.B3" office:value-type="string">
            <text:p text:style-name="P12">$7-n31</text:p>
          </table:table-cell>
          <table:table-cell table:style-name="t7.B3" office:value-type="string">
            <text:p text:style-name="P12">$7-n32</text:p>
          </table:table-cell>
          <table:table-cell table:style-name="t7.B3" office:value-type="string">
            <text:p text:style-name="P12">$7-n33</text:p>
          </table:table-cell>
          <table:table-cell table:style-name="t7.F3" office:value-type="string">
            <text:p text:style-name="P12">$7-n34</text:p>
          </table:table-cell>
        </table:table-row>
        <table:table-row>
          <table:table-cell table:style-name="t7.A3" office:value-type="string">
            <text:p text:style-name="P10">Доверительная граница основной относительной погрешности, <text:span text:style-name="T45">Δ</text:span><text:span text:style-name="T16">i</text:span>, %</text:p>
          </table:table-cell>
          <table:table-cell table:style-name="t7.B3" office:value-type="string">
            <text:p text:style-name="P9"/>
            <text:p text:style-name="P8"/>
          </table:table-cell>
          <table:table-cell table:style-name="t7.B3" office:value-type="string">
            <text:p text:style-name="P12">$7-n41</text:p>
          </table:table-cell>
          <table:table-cell table:style-name="t7.B3" office:value-type="string">
            <text:p text:style-name="P12">$7-n42</text:p>
          </table:table-cell>
          <table:table-cell table:style-name="t7.B3" office:value-type="string">
            <text:p text:style-name="P12">$7-n43</text:p>
          </table:table-cell>
          <table:table-cell table:style-name="t7.F3" office:value-type="string">
            <text:p text:style-name="P12">$7-n44</text:p>
          </table:table-cell>
        </table:table-row>
        <table:table-row table:style-name="t7.8">
          <table:table-cell table:style-name="t7.A8" office:value-type="string">
            <text:p text:style-name="P29"><text:span text:style-name="T28">Пределосновной </text:span>относительной погрешности , %</text:p>
          </table:table-cell>
          <table:table-cell table:style-name="t7.B8" office:value-type="string">
            <text:p text:style-name="P9"/>
          </table:table-cell>
          <table:table-cell table:style-name="t7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30"><text:span text:style-name="T10">Блок детектирования </text:span>нейтронного излучения с БДКН-04 № <text:span text:style-name="T10">$bd_num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9"><text:span text:style-name="T11">Мощность дозы</text:span> в поверяемой точке</text:p>
            <text:p text:style-name="P40"><text:span text:style-name="T31">H*</text:span><text:span text:style-name="T36">oi</text:span><text:span text:style-name="T34">(10)</text:span></text:p>
          </table:table-cell>
          <table:table-cell table:style-name="t8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8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8"><text:span text:style-name="T5">B(R)=0,</text:span>866</text:p>
            <text:p text:style-name="P8"><text:span text:style-name="T31">H</text:span><text:span text:style-name="T40">*</text:span><text:span text:style-name="T36">oi</text:span><text:span text:style-name="T34">(10)</text:span><text:span text:style-name="T5">=</text:span><text:span text:style-name="T11">8,3</text:span></text:p>
            <text:p text:style-name="P25">1-10</text:p>
          </table:table-cell>
          <table:table-cell table:style-name="t8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8"><text:span text:style-name="T5">B(R)=0,</text:span>866</text:p>
            <text:p text:style-name="P8"><text:span text:style-name="T31">H</text:span><text:span text:style-name="T40">*</text:span><text:span text:style-name="T36">oi</text:span><text:span text:style-name="T34">(10)</text:span><text:span text:style-name="T5">=</text:span><text:span text:style-name="T11">80</text:span></text:p>
            <text:p text:style-name="P12">20-100</text:p>
          </table:table-cell>
          <table:table-cell table:style-name="t8.B2" office:value-type="string">
            <text:p text:style-name="P27">ИБН-8-6</text:p>
            <text:p text:style-name="P26">№<text:span text:style-name="T5">010</text:span></text:p>
            <text:p text:style-name="P26"><text:span text:style-name="T5">R=1,0</text:span>м</text:p>
            <text:p text:style-name="P26"><text:span text:style-name="T5">B(R)=0,</text:span>957</text:p>
            <text:p text:style-name="P26"><text:span text:style-name="T31">H</text:span><text:span text:style-name="T40">*</text:span><text:span text:style-name="T36">oi</text:span><text:span text:style-name="T34">(10)</text:span><text:span text:style-name="T5">=</text:span><text:span text:style-name="T11">331</text:span></text:p>
            <text:p text:style-name="P43">2<text:span text:style-name="T46">·</text:span>10<text:span text:style-name="T42">2</text:span>-10<text:span text:style-name="T42">3</text:span></text:p>
          </table:table-cell>
          <table:table-cell table:style-name="t8.F2" office:value-type="string">
            <text:p text:style-name="P27">ИБН-8-6</text:p>
            <text:p text:style-name="P26">№<text:span text:style-name="T5">010</text:span></text:p>
            <text:p text:style-name="P26"><text:span text:style-name="T5">R=0,5</text:span>м</text:p>
            <text:p text:style-name="P26"><text:span text:style-name="T5">B(R)=0,9</text:span>91</text:p>
            <text:p text:style-name="P26"><text:span text:style-name="T31">H</text:span><text:span text:style-name="T40">*</text:span><text:span text:style-name="T36">oi</text:span><text:span text:style-name="T34">(10)</text:span><text:span text:style-name="T5">=</text:span><text:span text:style-name="T11">1434</text:span></text:p>
            <text:p text:style-name="P43">2<text:span text:style-name="T46">·</text:span>10<text:span text:style-name="T42">3</text:span>-10<text:span text:style-name="T42">4</text:span></text:p>
          </table:table-cell>
        </table:table-row>
        <table:table-row>
          <table:table-cell table:style-name="t8.A3" office:value-type="string">
            <text:p text:style-name="P39">Показания прибора в поверяемой точке</text:p>
            <text:p text:style-name="P38"><text:span text:style-name="T32">H</text:span><text:span text:style-name="T41">*</text:span><text:span text:style-name="T37">i</text:span><text:span text:style-name="T35">(10) мкЗв/ч, </text:span><text:span text:style-name="T44">±δ</text:span><text:span text:style-name="T12">ст</text:span>, %</text:p>
          </table:table-cell>
          <table:table-cell table:style-name="t8.B3" office:value-type="string">
            <text:p text:style-name="P9"/>
          </table:table-cell>
          <table:table-cell table:style-name="t8.B3" office:value-type="string">
            <text:p text:style-name="P12">$8-61</text:p>
            <text:p text:style-name="P12">$8-71</text:p>
            <text:p text:style-name="P12">$8-81</text:p>
          </table:table-cell>
          <table:table-cell table:style-name="t8.B3" office:value-type="string">
            <text:p text:style-name="P12">$8-62</text:p>
            <text:p text:style-name="P12">$8-72</text:p>
            <text:p text:style-name="P12">$8-82</text:p>
          </table:table-cell>
          <table:table-cell table:style-name="t8.B3" office:value-type="string">
            <text:p text:style-name="P12">$8-63</text:p>
            <text:p text:style-name="P12">$8-73</text:p>
            <text:p text:style-name="P12">$8-83</text:p>
          </table:table-cell>
          <table:table-cell table:style-name="t8.F3" office:value-type="string">
            <text:p text:style-name="P12">$8-64</text:p>
            <text:p text:style-name="P12">$8-74</text:p>
            <text:p text:style-name="P12">$8-84</text:p>
          </table:table-cell>
        </table:table-row>
        <table:table-row>
          <table:table-cell table:style-name="t8.A3" office:value-type="string">
            <text:p text:style-name="P39">Среднее значение показаний, <text:span text:style-name="T33">H</text:span><text:span text:style-name="T41">*</text:span><text:span text:style-name="T37">i</text:span><text:span text:style-name="T35">(10) мкЗв/ч</text:span></text:p>
          </table:table-cell>
          <table:table-cell table:style-name="t8.B3" office:value-type="string">
            <text:p text:style-name="P12">$8-00</text:p>
          </table:table-cell>
          <table:table-cell table:style-name="t8.B3" office:value-type="string">
            <text:p text:style-name="P12">$8-01</text:p>
          </table:table-cell>
          <table:table-cell table:style-name="t8.B3" office:value-type="string">
            <text:p text:style-name="P12">$8-02</text:p>
          </table:table-cell>
          <table:table-cell table:style-name="t8.B3" office:value-type="string">
            <text:p text:style-name="P12">$8-03</text:p>
          </table:table-cell>
          <table:table-cell table:style-name="t8.F3" office:value-type="string">
            <text:p text:style-name="P12">$8-04</text:p>
          </table:table-cell>
        </table:table-row>
        <table:table-row>
          <table:table-cell table:style-name="t8.A3" office:value-type="string">
            <text:p text:style-name="P39">Результат измерения мощности дозы в поверяемой точке</text:p>
            <text:p text:style-name="P38"><text:span text:style-name="T32">H</text:span><text:span text:style-name="T41">*</text:span><text:span text:style-name="T38">пр</text:span><text:span text:style-name="T39">i</text:span><text:span text:style-name="T35">(10) мкЗв/ч</text:span></text:p>
          </table:table-cell>
          <table:table-cell table:style-name="t8.B3" office:value-type="string">
            <text:p text:style-name="P9"/>
          </table:table-cell>
          <table:table-cell table:style-name="t8.B3" office:value-type="string">
            <text:p text:style-name="P12">$8-n21</text:p>
          </table:table-cell>
          <table:table-cell table:style-name="t8.B3" office:value-type="string">
            <text:p text:style-name="P12">$8-n22</text:p>
          </table:table-cell>
          <table:table-cell table:style-name="t8.B3" office:value-type="string">
            <text:p text:style-name="P12">$8-n23</text:p>
          </table:table-cell>
          <table:table-cell table:style-name="t8.F3" office:value-type="string">
            <text:p text:style-name="P12">$8-n24</text:p>
          </table:table-cell>
        </table:table-row>
        <table:table-row>
          <table:table-cell table:style-name="t8.A3" office:value-type="string">
            <text:p text:style-name="P10">Основная относительная погрешность измерения, <text:s/><text:span text:style-name="T22">θ</text:span><text:span text:style-name="T18">пр</text:span><text:span text:style-name="T15">i</text:span>, %</text:p>
          </table:table-cell>
          <table:table-cell table:style-name="t8.B3" office:value-type="string">
            <text:p text:style-name="P9"/>
          </table:table-cell>
          <table:table-cell table:style-name="t8.B3" office:value-type="string">
            <text:p text:style-name="P12">$8-n31</text:p>
          </table:table-cell>
          <table:table-cell table:style-name="t8.B3" office:value-type="string">
            <text:p text:style-name="P12">$8-n32</text:p>
          </table:table-cell>
          <table:table-cell table:style-name="t8.B3" office:value-type="string">
            <text:p text:style-name="P12">$8-n33</text:p>
          </table:table-cell>
          <table:table-cell table:style-name="t8.F3" office:value-type="string">
            <text:p text:style-name="P12">$8-n34</text:p>
          </table:table-cell>
        </table:table-row>
        <table:table-row>
          <table:table-cell table:style-name="t8.A3" office:value-type="string">
            <text:p text:style-name="P10">Доверительная граница основной относительной погрешности, <text:span text:style-name="T45">Δ</text:span><text:span text:style-name="T16">i</text:span>, %</text:p>
          </table:table-cell>
          <table:table-cell table:style-name="t8.B3" office:value-type="string">
            <text:p text:style-name="P9"/>
            <text:p text:style-name="P8"/>
          </table:table-cell>
          <table:table-cell table:style-name="t8.B3" office:value-type="string">
            <text:p text:style-name="P12">$8-n41</text:p>
          </table:table-cell>
          <table:table-cell table:style-name="t8.B3" office:value-type="string">
            <text:p text:style-name="P12">$8-n42</text:p>
          </table:table-cell>
          <table:table-cell table:style-name="t8.B3" office:value-type="string">
            <text:p text:style-name="P12">$8-n43</text:p>
          </table:table-cell>
          <table:table-cell table:style-name="t8.F3" office:value-type="string">
            <text:p text:style-name="P12">$8-n44</text:p>
          </table:table-cell>
        </table:table-row>
        <table:table-row table:style-name="t8.8">
          <table:table-cell table:style-name="t8.A8" office:value-type="string">
            <text:p text:style-name="P29"><text:span text:style-name="T28">Пределосновной </text:span>относительной погрешности , %</text:p>
          </table:table-cell>
          <table:table-cell table:style-name="t8.B8" office:value-type="string">
            <text:p text:style-name="P9"/>
          </table:table-cell>
          <table:table-cell table:style-name="t8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30"><text:span text:style-name="T10">Блок детектирования </text:span>нейтронного излучения с БДКН-04 № <text:span text:style-name="T10">$bd_num9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9"><text:span text:style-name="T11">Мощность дозы</text:span> в поверяемой точке</text:p>
            <text:p text:style-name="P40"><text:span text:style-name="T31">H*</text:span><text:span text:style-name="T36">oi</text:span><text:span text:style-name="T34">(10)</text:span></text:p>
          </table:table-cell>
          <table:table-cell table:style-name="t9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9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8"><text:span text:style-name="T5">B(R)=0,</text:span>866</text:p>
            <text:p text:style-name="P8"><text:span text:style-name="T31">H</text:span><text:span text:style-name="T40">*</text:span><text:span text:style-name="T36">oi</text:span><text:span text:style-name="T34">(10)</text:span><text:span text:style-name="T5">=</text:span><text:span text:style-name="T11">8,3</text:span></text:p>
            <text:p text:style-name="P25">1-10</text:p>
          </table:table-cell>
          <table:table-cell table:style-name="t9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8"><text:span text:style-name="T5">B(R)=0,</text:span>866</text:p>
            <text:p text:style-name="P8"><text:span text:style-name="T31">H</text:span><text:span text:style-name="T40">*</text:span><text:span text:style-name="T36">oi</text:span><text:span text:style-name="T34">(10)</text:span><text:span text:style-name="T5">=</text:span><text:span text:style-name="T11">80</text:span></text:p>
            <text:p text:style-name="P12">20-100</text:p>
          </table:table-cell>
          <table:table-cell table:style-name="t9.B2" office:value-type="string">
            <text:p text:style-name="P27">ИБН-8-6</text:p>
            <text:p text:style-name="P26">№<text:span text:style-name="T5">010</text:span></text:p>
            <text:p text:style-name="P26"><text:span text:style-name="T5">R=1,0</text:span>м</text:p>
            <text:p text:style-name="P26"><text:span text:style-name="T5">B(R)=0,</text:span>957</text:p>
            <text:p text:style-name="P26"><text:span text:style-name="T31">H</text:span><text:span text:style-name="T40">*</text:span><text:span text:style-name="T36">oi</text:span><text:span text:style-name="T34">(10)</text:span><text:span text:style-name="T5">=</text:span><text:span text:style-name="T11">331</text:span></text:p>
            <text:p text:style-name="P43">2<text:span text:style-name="T46">·</text:span>10<text:span text:style-name="T42">2</text:span>-10<text:span text:style-name="T42">3</text:span></text:p>
          </table:table-cell>
          <table:table-cell table:style-name="t9.F2" office:value-type="string">
            <text:p text:style-name="P27">ИБН-8-6</text:p>
            <text:p text:style-name="P26">№<text:span text:style-name="T5">010</text:span></text:p>
            <text:p text:style-name="P26"><text:span text:style-name="T5">R=0,5</text:span>м</text:p>
            <text:p text:style-name="P26"><text:span text:style-name="T5">B(R)=0,9</text:span>91</text:p>
            <text:p text:style-name="P26"><text:span text:style-name="T31">H</text:span><text:span text:style-name="T40">*</text:span><text:span text:style-name="T36">oi</text:span><text:span text:style-name="T34">(10)</text:span><text:span text:style-name="T5">=</text:span><text:span text:style-name="T11">1434</text:span></text:p>
            <text:p text:style-name="P43">2<text:span text:style-name="T46">·</text:span>10<text:span text:style-name="T42">3</text:span>-10<text:span text:style-name="T42">4</text:span></text:p>
          </table:table-cell>
        </table:table-row>
        <table:table-row>
          <table:table-cell table:style-name="t9.A3" office:value-type="string">
            <text:p text:style-name="P39">Показания прибора в поверяемой точке</text:p>
            <text:p text:style-name="P38"><text:span text:style-name="T32">H</text:span><text:span text:style-name="T41">*</text:span><text:span text:style-name="T37">i</text:span><text:span text:style-name="T35">(10) мкЗв/ч, </text:span><text:span text:style-name="T44">±δ</text:span><text:span text:style-name="T12">ст</text:span>, 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2">$9-61</text:p>
            <text:p text:style-name="P12">$9-71</text:p>
            <text:p text:style-name="P12">$9-81</text:p>
          </table:table-cell>
          <table:table-cell table:style-name="t9.B3" office:value-type="string">
            <text:p text:style-name="P12">$9-62</text:p>
            <text:p text:style-name="P12">$9-72</text:p>
            <text:p text:style-name="P12">$9-82</text:p>
          </table:table-cell>
          <table:table-cell table:style-name="t9.B3" office:value-type="string">
            <text:p text:style-name="P12">$9-63</text:p>
            <text:p text:style-name="P12">$9-73</text:p>
            <text:p text:style-name="P12">$9-83</text:p>
          </table:table-cell>
          <table:table-cell table:style-name="t9.F3" office:value-type="string">
            <text:p text:style-name="P12">$9-64</text:p>
            <text:p text:style-name="P12">$9-74</text:p>
            <text:p text:style-name="P12">$9-84</text:p>
          </table:table-cell>
        </table:table-row>
        <table:table-row>
          <table:table-cell table:style-name="t9.A3" office:value-type="string">
            <text:p text:style-name="P39">Среднее значение показаний, <text:span text:style-name="T33">H</text:span><text:span text:style-name="T41">*</text:span><text:span text:style-name="T37">i</text:span><text:span text:style-name="T35">(10) мкЗв/ч</text:span></text:p>
          </table:table-cell>
          <table:table-cell table:style-name="t9.B3" office:value-type="string">
            <text:p text:style-name="P12">$9-00</text:p>
          </table:table-cell>
          <table:table-cell table:style-name="t9.B3" office:value-type="string">
            <text:p text:style-name="P12">$9-01</text:p>
          </table:table-cell>
          <table:table-cell table:style-name="t9.B3" office:value-type="string">
            <text:p text:style-name="P12">$9-02</text:p>
          </table:table-cell>
          <table:table-cell table:style-name="t9.B3" office:value-type="string">
            <text:p text:style-name="P12">$9-03</text:p>
          </table:table-cell>
          <table:table-cell table:style-name="t9.F3" office:value-type="string">
            <text:p text:style-name="P12">$9-04</text:p>
          </table:table-cell>
        </table:table-row>
        <table:table-row>
          <table:table-cell table:style-name="t9.A3" office:value-type="string">
            <text:p text:style-name="P39">Результат измерения мощности дозы в поверяемой точке</text:p>
            <text:p text:style-name="P38"><text:span text:style-name="T32">H</text:span><text:span text:style-name="T41">*</text:span><text:span text:style-name="T38">пр</text:span><text:span text:style-name="T39">i</text:span><text:span text:style-name="T35">(10) мкЗв/ч</text:span>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2">$9-n21</text:p>
          </table:table-cell>
          <table:table-cell table:style-name="t9.B3" office:value-type="string">
            <text:p text:style-name="P12">$9-n22</text:p>
          </table:table-cell>
          <table:table-cell table:style-name="t9.B3" office:value-type="string">
            <text:p text:style-name="P12">$9-n23</text:p>
          </table:table-cell>
          <table:table-cell table:style-name="t9.F3" office:value-type="string">
            <text:p text:style-name="P12">$9-n24</text:p>
          </table:table-cell>
        </table:table-row>
        <table:table-row>
          <table:table-cell table:style-name="t9.A3" office:value-type="string">
            <text:p text:style-name="P10">Основная относительная погрешность измерения, <text:s/><text:span text:style-name="T22">θ</text:span><text:span text:style-name="T18">пр</text:span><text:span text:style-name="T15">i</text:span>, 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2">$9-n31</text:p>
          </table:table-cell>
          <table:table-cell table:style-name="t9.B3" office:value-type="string">
            <text:p text:style-name="P12">$9-n32</text:p>
          </table:table-cell>
          <table:table-cell table:style-name="t9.B3" office:value-type="string">
            <text:p text:style-name="P12">$9-n33</text:p>
          </table:table-cell>
          <table:table-cell table:style-name="t9.F3" office:value-type="string">
            <text:p text:style-name="P12">$9-n34</text:p>
          </table:table-cell>
        </table:table-row>
        <table:table-row>
          <table:table-cell table:style-name="t9.A3" office:value-type="string">
            <text:p text:style-name="P10">Доверительная граница основной относительной погрешности, <text:span text:style-name="T45">Δ</text:span><text:span text:style-name="T16">i</text:span>, %</text:p>
          </table:table-cell>
          <table:table-cell table:style-name="t9.B3" office:value-type="string">
            <text:p text:style-name="P9"/>
            <text:p text:style-name="P8"/>
          </table:table-cell>
          <table:table-cell table:style-name="t9.B3" office:value-type="string">
            <text:p text:style-name="P12">$9-n41</text:p>
          </table:table-cell>
          <table:table-cell table:style-name="t9.B3" office:value-type="string">
            <text:p text:style-name="P12">$9-n42</text:p>
          </table:table-cell>
          <table:table-cell table:style-name="t9.B3" office:value-type="string">
            <text:p text:style-name="P12">$9-n43</text:p>
          </table:table-cell>
          <table:table-cell table:style-name="t9.F3" office:value-type="string">
            <text:p text:style-name="P12">$9-n44</text:p>
          </table:table-cell>
        </table:table-row>
        <table:table-row table:style-name="t9.8">
          <table:table-cell table:style-name="t9.A8" office:value-type="string">
            <text:p text:style-name="P29"><text:span text:style-name="T28">Пределосновной </text:span>относительной погрешности , %</text:p>
          </table:table-cell>
          <table:table-cell table:style-name="t9.B8" office:value-type="string">
            <text:p text:style-name="P9"/>
          </table:table-cell>
          <table:table-cell table:style-name="t9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0"><text:span text:style-name="T10">Блок детектирования </text:span>нейтронного излучения с БДКН-04 № <text:span text:style-name="T10">$bd_num1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9"><text:span text:style-name="T11">Мощность дозы</text:span> в поверяемой точке</text:p>
            <text:p text:style-name="P40"><text:span text:style-name="T31">H*</text:span><text:span text:style-name="T36">oi</text:span><text:span text:style-name="T34">(10)</text:span></text:p>
          </table:table-cell>
          <table:table-cell table:style-name="t10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10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8"><text:span text:style-name="T5">B(R)=0,</text:span>866</text:p>
            <text:p text:style-name="P8"><text:span text:style-name="T31">H</text:span><text:span text:style-name="T40">*</text:span><text:span text:style-name="T36">oi</text:span><text:span text:style-name="T34">(10)</text:span><text:span text:style-name="T5">=</text:span><text:span text:style-name="T11">8,3</text:span></text:p>
            <text:p text:style-name="P25">1-10</text:p>
          </table:table-cell>
          <table:table-cell table:style-name="t10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8"><text:span text:style-name="T5">B(R)=0,</text:span>866</text:p>
            <text:p text:style-name="P8"><text:span text:style-name="T31">H</text:span><text:span text:style-name="T40">*</text:span><text:span text:style-name="T36">oi</text:span><text:span text:style-name="T34">(10)</text:span><text:span text:style-name="T5">=</text:span><text:span text:style-name="T11">80</text:span></text:p>
            <text:p text:style-name="P12">20-100</text:p>
          </table:table-cell>
          <table:table-cell table:style-name="t10.B2" office:value-type="string">
            <text:p text:style-name="P27">ИБН-8-6</text:p>
            <text:p text:style-name="P26">№<text:span text:style-name="T5">010</text:span></text:p>
            <text:p text:style-name="P26"><text:span text:style-name="T5">R=1,0</text:span>м</text:p>
            <text:p text:style-name="P26"><text:span text:style-name="T5">B(R)=0,</text:span>957</text:p>
            <text:p text:style-name="P26"><text:span text:style-name="T31">H</text:span><text:span text:style-name="T40">*</text:span><text:span text:style-name="T36">oi</text:span><text:span text:style-name="T34">(10)</text:span><text:span text:style-name="T5">=</text:span><text:span text:style-name="T11">331</text:span></text:p>
            <text:p text:style-name="P43">2<text:span text:style-name="T46">·</text:span>10<text:span text:style-name="T42">2</text:span>-10<text:span text:style-name="T42">3</text:span></text:p>
          </table:table-cell>
          <table:table-cell table:style-name="t10.F2" office:value-type="string">
            <text:p text:style-name="P27">ИБН-8-6</text:p>
            <text:p text:style-name="P26">№<text:span text:style-name="T5">010</text:span></text:p>
            <text:p text:style-name="P26"><text:span text:style-name="T5">R=0,5</text:span>м</text:p>
            <text:p text:style-name="P26"><text:span text:style-name="T5">B(R)=0,9</text:span>91</text:p>
            <text:p text:style-name="P26"><text:span text:style-name="T31">H</text:span><text:span text:style-name="T40">*</text:span><text:span text:style-name="T36">oi</text:span><text:span text:style-name="T34">(10)</text:span><text:span text:style-name="T5">=</text:span><text:span text:style-name="T11">1434</text:span></text:p>
            <text:p text:style-name="P43">2<text:span text:style-name="T46">·</text:span>10<text:span text:style-name="T42">3</text:span>-10<text:span text:style-name="T42">4</text:span></text:p>
          </table:table-cell>
        </table:table-row>
        <table:table-row>
          <table:table-cell table:style-name="t10.A3" office:value-type="string">
            <text:p text:style-name="P39">Показания прибора в поверяемой точке</text:p>
            <text:p text:style-name="P38"><text:span text:style-name="T32">H</text:span><text:span text:style-name="T41">*</text:span><text:span text:style-name="T37">i</text:span><text:span text:style-name="T35">(10) мкЗв/ч, </text:span><text:span text:style-name="T44">±δ</text:span><text:span text:style-name="T12">ст</text:span>, %</text:p>
          </table:table-cell>
          <table:table-cell table:style-name="t10.B3" office:value-type="string">
            <text:p text:style-name="P9"/>
          </table:table-cell>
          <table:table-cell table:style-name="t10.B3" office:value-type="string">
            <text:p text:style-name="P12">$10-61</text:p>
            <text:p text:style-name="P12">$10-71</text:p>
            <text:p text:style-name="P12">$10-81</text:p>
          </table:table-cell>
          <table:table-cell table:style-name="t10.B3" office:value-type="string">
            <text:p text:style-name="P12">$10-62</text:p>
            <text:p text:style-name="P12">$10-72</text:p>
            <text:p text:style-name="P12">$10-82</text:p>
          </table:table-cell>
          <table:table-cell table:style-name="t10.B3" office:value-type="string">
            <text:p text:style-name="P12">$10-63</text:p>
            <text:p text:style-name="P12">$10-73</text:p>
            <text:p text:style-name="P12">$10-83</text:p>
          </table:table-cell>
          <table:table-cell table:style-name="t10.F3" office:value-type="string">
            <text:p text:style-name="P12">$10-64</text:p>
            <text:p text:style-name="P12">$10-74</text:p>
            <text:p text:style-name="P12">$10-84</text:p>
          </table:table-cell>
        </table:table-row>
        <table:table-row>
          <table:table-cell table:style-name="t10.A3" office:value-type="string">
            <text:p text:style-name="P39">Среднее значение показаний, <text:span text:style-name="T33">H</text:span><text:span text:style-name="T41">*</text:span><text:span text:style-name="T37">i</text:span><text:span text:style-name="T35">(10) мкЗв/ч</text:span></text:p>
          </table:table-cell>
          <table:table-cell table:style-name="t10.B3" office:value-type="string">
            <text:p text:style-name="P12">$10-00</text:p>
          </table:table-cell>
          <table:table-cell table:style-name="t10.B3" office:value-type="string">
            <text:p text:style-name="P12">$10-01</text:p>
          </table:table-cell>
          <table:table-cell table:style-name="t10.B3" office:value-type="string">
            <text:p text:style-name="P12">$10-02</text:p>
          </table:table-cell>
          <table:table-cell table:style-name="t10.B3" office:value-type="string">
            <text:p text:style-name="P12">$10-03</text:p>
          </table:table-cell>
          <table:table-cell table:style-name="t10.F3" office:value-type="string">
            <text:p text:style-name="P12">$10-04</text:p>
          </table:table-cell>
        </table:table-row>
        <table:table-row>
          <table:table-cell table:style-name="t10.A3" office:value-type="string">
            <text:p text:style-name="P39">Результат измерения мощности дозы в поверяемой точке</text:p>
            <text:p text:style-name="P38"><text:span text:style-name="T32">H</text:span><text:span text:style-name="T41">*</text:span><text:span text:style-name="T38">пр</text:span><text:span text:style-name="T39">i</text:span><text:span text:style-name="T35">(10) мкЗв/ч</text:span></text:p>
          </table:table-cell>
          <table:table-cell table:style-name="t10.B3" office:value-type="string">
            <text:p text:style-name="P9"/>
          </table:table-cell>
          <table:table-cell table:style-name="t10.B3" office:value-type="string">
            <text:p text:style-name="P12">$10-n21</text:p>
          </table:table-cell>
          <table:table-cell table:style-name="t10.B3" office:value-type="string">
            <text:p text:style-name="P12">$10-n22</text:p>
          </table:table-cell>
          <table:table-cell table:style-name="t10.B3" office:value-type="string">
            <text:p text:style-name="P12">$10-n23</text:p>
          </table:table-cell>
          <table:table-cell table:style-name="t10.F3" office:value-type="string">
            <text:p text:style-name="P12">$10-n24</text:p>
          </table:table-cell>
        </table:table-row>
        <table:table-row>
          <table:table-cell table:style-name="t10.A3" office:value-type="string">
            <text:p text:style-name="P10">Основная относительная погрешность измерения, <text:s/><text:span text:style-name="T22">θ</text:span><text:span text:style-name="T18">пр</text:span><text:span text:style-name="T15">i</text:span>, %</text:p>
          </table:table-cell>
          <table:table-cell table:style-name="t10.B3" office:value-type="string">
            <text:p text:style-name="P9"/>
          </table:table-cell>
          <table:table-cell table:style-name="t10.B3" office:value-type="string">
            <text:p text:style-name="P12">$10-n31</text:p>
          </table:table-cell>
          <table:table-cell table:style-name="t10.B3" office:value-type="string">
            <text:p text:style-name="P12">$10-n32</text:p>
          </table:table-cell>
          <table:table-cell table:style-name="t10.B3" office:value-type="string">
            <text:p text:style-name="P12">$10-n33</text:p>
          </table:table-cell>
          <table:table-cell table:style-name="t10.F3" office:value-type="string">
            <text:p text:style-name="P12">$10-n34</text:p>
          </table:table-cell>
        </table:table-row>
        <table:table-row>
          <table:table-cell table:style-name="t10.A3" office:value-type="string">
            <text:p text:style-name="P10">Доверительная граница основной относительной погрешности, <text:span text:style-name="T45">Δ</text:span><text:span text:style-name="T16">i</text:span>, %</text:p>
          </table:table-cell>
          <table:table-cell table:style-name="t10.B3" office:value-type="string">
            <text:p text:style-name="P9"/>
            <text:p text:style-name="P8"/>
          </table:table-cell>
          <table:table-cell table:style-name="t10.B3" office:value-type="string">
            <text:p text:style-name="P12">$10-n41</text:p>
          </table:table-cell>
          <table:table-cell table:style-name="t10.B3" office:value-type="string">
            <text:p text:style-name="P12">$10-n42</text:p>
          </table:table-cell>
          <table:table-cell table:style-name="t10.B3" office:value-type="string">
            <text:p text:style-name="P12">$10-n43</text:p>
          </table:table-cell>
          <table:table-cell table:style-name="t10.F3" office:value-type="string">
            <text:p text:style-name="P12">$10-n44</text:p>
          </table:table-cell>
        </table:table-row>
        <table:table-row table:style-name="t10.8">
          <table:table-cell table:style-name="t10.A8" office:value-type="string">
            <text:p text:style-name="P29"><text:span text:style-name="T28">Пределосновной </text:span>относительной погрешности , %</text:p>
          </table:table-cell>
          <table:table-cell table:style-name="t10.B8" office:value-type="string">
            <text:p text:style-name="P9"/>
          </table:table-cell>
          <table:table-cell table:style-name="t10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1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1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756in" fo:margin-bottom="0.22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20T16:42:03.82</dc:date>
    <meta:editing-duration>P3DT1H56M27S</meta:editing-duration>
    <meta:editing-cycles>319</meta:editing-cycles>
    <meta:generator>OpenOffice/4.1.6$Win32 OpenOffice.org_project/416m1$Build-9790</meta:generator>
    <meta:document-statistic meta:table-count="11" meta:image-count="0" meta:object-count="0" meta:page-count="6" meta:paragraph-count="695" meta:word-count="1282" meta:character-count="9028"/>
  </office:meta>
</office:document-meta>
</file>